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69932" calcext:value-type="float">
            <text:p>0.0569932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0.0539529" calcext:value-type="float">
            <text:p>5.40E-02</text:p>
          </table:table-cell>
          <table:table-cell office:value-type="float" office:value="0.0266483" calcext:value-type="float">
            <text:p>0.0266483</text:p>
          </table:table-cell>
          <table:table-cell office:value-type="float" office:value="0.0266252" calcext:value-type="float">
            <text:p>0.0266252</text:p>
          </table:table-cell>
          <table:table-cell office:value-type="float" office:value="0.0241222" calcext:value-type="float">
            <text:p>0.0241222</text:p>
          </table:table-cell>
          <table:table-cell office:value-type="float" office:value="0.024345" calcext:value-type="float">
            <text:p>0.024345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13633" calcext:value-type="float">
            <text:p>0.0413633</text:p>
          </table:table-cell>
          <table:table-cell office:value-type="float" office:value="0.0427053" calcext:value-type="float">
            <text:p>0.0427053</text:p>
          </table:table-cell>
          <table:table-cell office:value-type="float" office:value="0.0450978" calcext:value-type="float">
            <text:p>4.51E-02</text:p>
          </table:table-cell>
          <table:table-cell office:value-type="float" office:value="0.0451409" calcext:value-type="float">
            <text:p>0.0451409</text:p>
          </table:table-cell>
          <table:table-cell office:value-type="float" office:value="0.0987586" calcext:value-type="float">
            <text:p>0.0987586</text:p>
          </table:table-cell>
          <table:table-cell office:value-type="float" office:value="0.111807" calcext:value-type="float">
            <text:p>0.111807</text:p>
          </table:table-cell>
          <table:table-cell office:value-type="float" office:value="0.0908605" calcext:value-type="float">
            <text:p>0.0908605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35" calcext:value-type="float">
            <text:p>3.50E-07</text:p>
          </table:table-cell>
          <table:table-cell office:value-type="float" office:value="0.00000665" calcext:value-type="float">
            <text:p>6.65E-06</text:p>
          </table:table-cell>
          <table:table-cell table:style-name="ce1" office:value-type="float" office:value="0.00001644" calcext:value-type="float">
            <text:p>1.64E-05</text:p>
          </table:table-cell>
          <table:table-cell table:style-name="ce1" office:value-type="float" office:value="0.0000152" calcext:value-type="float">
            <text:p>1.52E-05</text:p>
          </table:table-cell>
          <table:table-cell table:style-name="ce1" office:value-type="float" office:value="0.00002165" calcext:value-type="float">
            <text:p>2.17E-05</text:p>
          </table:table-cell>
          <table:table-cell table:style-name="ce1" office:value-type="float" office:value="0.00001665" calcext:value-type="float">
            <text:p>1.67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3568" calcext:value-type="float">
            <text:p>0.0983568</text:p>
          </table:table-cell>
          <table:table-cell office:value-type="float" office:value="0.0999047" calcext:value-type="float">
            <text:p>0.0999047</text:p>
          </table:table-cell>
          <table:table-cell office:value-type="float" office:value="0.09905735" calcext:value-type="float">
            <text:p>9.91E-02</text:p>
          </table:table-cell>
          <table:table-cell office:value-type="float" office:value="0.0718057" calcext:value-type="float">
            <text:p>0.0718057</text:p>
          </table:table-cell>
          <table:table-cell office:value-type="float" office:value="0.125399" calcext:value-type="float">
            <text:p>0.125399</text:p>
          </table:table-cell>
          <table:table-cell office:value-type="float" office:value="0.135951" calcext:value-type="float">
            <text:p>0.135951</text:p>
          </table:table-cell>
          <table:table-cell office:value-type="float" office:value="0.115222" calcext:value-type="float">
            <text:p>0.115222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0.8386in" svg:y="7.6106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411in" svg:y="7.4583in">
            <draw:object draw:notify-on-update-of-ranges="Growth.A3:Growth.A21 Growth.K2:Growth.K2 Growth.K3:Growth.K21 Growth.K23:Growth.K41 Growth.K23:Growth.K41 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7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31" calcext:value-type="float">
            <text:p>0.000031</text:p>
          </table:table-cell>
          <table:table-cell table:style-name="ce1" office:value-type="float" office:value="0.00006693655" calcext:value-type="float">
            <text:p>6.69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12" calcext:value-type="float">
            <text:p>0.000012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E3])" office:value-type="float" office:value="-1.48473443393314" calcext:value-type="float">
            <text:p>-1.48473443393314</text:p>
          </table:table-cell>
          <table:table-cell table:formula="of:=LN([.C3]/[.$E3])" office:value-type="float" office:value="-1.41804305943447" calcext:value-type="float">
            <text:p>-1.41804305943447</text:p>
          </table:table-cell>
          <table:table-cell table:formula="of:=LN([.D3]/[.$E3])" office:value-type="float" office:value="-0.648285108155966" calcext:value-type="float">
            <text:p>-0.648285108155966</text:p>
          </table:table-cell>
          <table:table-cell table:formula="of:=LN([.E3]/[.$E3])" office:value-type="float" office:value="0" calcext:value-type="float">
            <text:p>0</text:p>
          </table:table-cell>
          <table:table-cell table:formula="of:=LN([.F3]/[.$E3])" office:value-type="float" office:value="-2.54944517092557" calcext:value-type="float">
            <text:p>-2.54944517092557</text:p>
          </table:table-cell>
          <table:table-cell table:formula="of:=LN([.G3]/[.$E3])" office:value-type="float" office:value="0.49982786955645" calcext:value-type="float">
            <text:p>0.49982786955645</text:p>
          </table:table-cell>
          <table:table-cell table:formula="of:=LN([.H3]/[.$E3])" office:value-type="float" office:value="-2.36712361413162" calcext:value-type="float">
            <text:p>-2.36712361413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8" calcext:value-type="float">
            <text:p>0.00018</text:p>
          </table:table-cell>
          <table:table-cell table:style-name="ce1" office:value-type="float" office:value="0.00010601275" calcext:value-type="float">
            <text:p>1.06E-04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071" calcext:value-type="float">
            <text:p>0.000071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E4])" office:value-type="float" office:value="1.23038156629923" calcext:value-type="float">
            <text:p>1.23038156629923</text:p>
          </table:table-cell>
          <table:table-cell table:formula="of:=LN([.C4]/[.$E4])" office:value-type="float" office:value="0.930276973848895" calcext:value-type="float">
            <text:p>0.930276973848895</text:p>
          </table:table-cell>
          <table:table-cell table:formula="of:=LN([.D4]/[.$E4])" office:value-type="float" office:value="0.4008794928562" calcext:value-type="float">
            <text:p>0.4008794928562</text:p>
          </table:table-cell>
          <table:table-cell table:formula="of:=LN([.E4]/[.$E4])" office:value-type="float" office:value="0" calcext:value-type="float">
            <text:p>0</text:p>
          </table:table-cell>
          <table:table-cell table:formula="of:=LN([.F4]/[.$E4])" office:value-type="float" office:value="-0.273695830477041" calcext:value-type="float">
            <text:p>-0.273695830477041</text:p>
          </table:table-cell>
          <table:table-cell table:formula="of:=LN([.G4]/[.$E4])" office:value-type="float" office:value="2.76994438398669" calcext:value-type="float">
            <text:p>2.76994438398669</text:p>
          </table:table-cell>
          <table:table-cell table:formula="of:=LN([.H4]/[.$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98" calcext:value-type="float">
            <text:p>0.000598</text:p>
          </table:table-cell>
          <table:table-cell table:style-name="ce1" office:value-type="float" office:value="0.00058768695" calcext:value-type="float">
            <text:p>5.88E-04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0348" calcext:value-type="float">
            <text:p>0.000348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E5])" office:value-type="float" office:value="0.478035800943" calcext:value-type="float">
            <text:p>0.478035800943</text:p>
          </table:table-cell>
          <table:table-cell table:formula="of:=LN([.C5]/[.$E5])" office:value-type="float" office:value="0.474696899677485" calcext:value-type="float">
            <text:p>0.474696899677485</text:p>
          </table:table-cell>
          <table:table-cell table:formula="of:=LN([.D5]/[.$E5])" office:value-type="float" office:value="0.457300553892181" calcext:value-type="float">
            <text:p>0.457300553892181</text:p>
          </table:table-cell>
          <table:table-cell table:formula="of:=LN([.E5]/[.$E5])" office:value-type="float" office:value="0" calcext:value-type="float">
            <text:p>0</text:p>
          </table:table-cell>
          <table:table-cell table:formula="of:=LN([.F5]/[.$E5])" office:value-type="float" office:value="-0.131996472906439" calcext:value-type="float">
            <text:p>-0.131996472906439</text:p>
          </table:table-cell>
          <table:table-cell table:formula="of:=LN([.G5]/[.$E5])" office:value-type="float" office:value="1.90715015924582" calcext:value-type="float">
            <text:p>1.90715015924582</text:p>
          </table:table-cell>
          <table:table-cell table:formula="of:=LN([.H5]/[.$E5])" office:value-type="float" office:value="-0.0666913744986722" calcext:value-type="float">
            <text:p>-0.06669137449867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192" calcext:value-type="float">
            <text:p>0.00192</text:p>
          </table:table-cell>
          <table:table-cell table:style-name="ce1" office:value-type="float" office:value="0.0020006511" calcext:value-type="float">
            <text:p>2.00E-03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6052" calcext:value-type="float">
            <text:p>0.006052</text:p>
          </table:table-cell>
          <table:table-cell office:value-type="float" office:value="0.002285" calcext:value-type="float">
            <text:p>0.002285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E6])" office:value-type="float" office:value="0.482537547853951" calcext:value-type="float">
            <text:p>0.482537547853951</text:p>
          </table:table-cell>
          <table:table-cell table:formula="of:=LN([.C6]/[.$E6])" office:value-type="float" office:value="0.454294335540556" calcext:value-type="float">
            <text:p>0.454294335540556</text:p>
          </table:table-cell>
          <table:table-cell table:formula="of:=LN([.D6]/[.$E6])" office:value-type="float" office:value="0.495441827080908" calcext:value-type="float">
            <text:p>0.495441827080908</text:p>
          </table:table-cell>
          <table:table-cell table:formula="of:=LN([.E6]/[.$E6])" office:value-type="float" office:value="0" calcext:value-type="float">
            <text:p>0</text:p>
          </table:table-cell>
          <table:table-cell table:formula="of:=LN([.F6]/[.$E6])" office:value-type="float" office:value="0.578077850775158" calcext:value-type="float">
            <text:p>0.578077850775158</text:p>
          </table:table-cell>
          <table:table-cell table:formula="of:=LN([.G6]/[.$E6])" office:value-type="float" office:value="1.60235794542698" calcext:value-type="float">
            <text:p>1.60235794542698</text:p>
          </table:table-cell>
          <table:table-cell table:formula="of:=LN([.H6]/[.$E6])" office:value-type="float" office:value="0.628335173847034" calcext:value-type="float">
            <text:p>0.628335173847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.005913" calcext:value-type="float">
            <text:p>0.005913</text:p>
          </table:table-cell>
          <table:table-cell table:style-name="ce1" office:value-type="float" office:value="0.0057497071" calcext:value-type="float">
            <text:p>5.75E-03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6646" calcext:value-type="float">
            <text:p>0.006646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06419" calcext:value-type="float">
            <text:p>0.006419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E7])" office:value-type="float" office:value="0.453353815145774" calcext:value-type="float">
            <text:p>0.453353815145774</text:p>
          </table:table-cell>
          <table:table-cell table:formula="of:=LN([.C7]/[.$E7])" office:value-type="float" office:value="0.464236425523578" calcext:value-type="float">
            <text:p>0.464236425523578</text:p>
          </table:table-cell>
          <table:table-cell table:formula="of:=LN([.D7]/[.$E7])" office:value-type="float" office:value="0.436232023066268" calcext:value-type="float">
            <text:p>0.436232023066268</text:p>
          </table:table-cell>
          <table:table-cell table:formula="of:=LN([.E7]/[.$E7])" office:value-type="float" office:value="0" calcext:value-type="float">
            <text:p>0</text:p>
          </table:table-cell>
          <table:table-cell table:formula="of:=LN([.F7]/[.$E7])" office:value-type="float" office:value="0.581098278617288" calcext:value-type="float">
            <text:p>0.581098278617288</text:p>
          </table:table-cell>
          <table:table-cell table:formula="of:=LN([.G7]/[.$E7])" office:value-type="float" office:value="1.25472115607035" calcext:value-type="float">
            <text:p>1.25472115607035</text:p>
          </table:table-cell>
          <table:table-cell table:formula="of:=LN([.H7]/[.$E7])" office:value-type="float" office:value="0.546345451014526" calcext:value-type="float">
            <text:p>0.5463454510145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0.01238" calcext:value-type="float">
            <text:p>0.01238</text:p>
          </table:table-cell>
          <table:table-cell table:style-name="ce1" office:value-type="float" office:value="0.01215737455" calcext:value-type="float">
            <text:p>1.22E-02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14589" calcext:value-type="float">
            <text:p>0.014589</text:p>
          </table:table-cell>
          <table:table-cell office:value-type="float" office:value="0.024678" calcext:value-type="float">
            <text:p>0.024678</text:p>
          </table:table-cell>
          <table:table-cell office:value-type="float" office:value="0.013836" calcext:value-type="float">
            <text:p>0.013836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E8])" office:value-type="float" office:value="0.444493254343847" calcext:value-type="float">
            <text:p>0.444493254343847</text:p>
          </table:table-cell>
          <table:table-cell table:formula="of:=LN([.C8]/[.$E8])" office:value-type="float" office:value="0.437891507478267" calcext:value-type="float">
            <text:p>0.437891507478267</text:p>
          </table:table-cell>
          <table:table-cell table:formula="of:=LN([.D8]/[.$E8])" office:value-type="float" office:value="0.41974518473109" calcext:value-type="float">
            <text:p>0.41974518473109</text:p>
          </table:table-cell>
          <table:table-cell table:formula="of:=LN([.E8]/[.$E8])" office:value-type="float" office:value="0" calcext:value-type="float">
            <text:p>0</text:p>
          </table:table-cell>
          <table:table-cell table:formula="of:=LN([.F8]/[.$E8])" office:value-type="float" office:value="0.602077060311575" calcext:value-type="float">
            <text:p>0.602077060311575</text:p>
          </table:table-cell>
          <table:table-cell table:formula="of:=LN([.G8]/[.$E8])" office:value-type="float" office:value="1.12772139869816" calcext:value-type="float">
            <text:p>1.12772139869816</text:p>
          </table:table-cell>
          <table:table-cell table:formula="of:=LN([.H8]/[.$E8])" office:value-type="float" office:value="0.549083131296739" calcext:value-type="float">
            <text:p>0.5490831312967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063" calcext:value-type="float">
            <text:p>0.023063</text:p>
          </table:table-cell>
          <table:table-cell office:value-type="float" office:value="0.023101" calcext:value-type="float">
            <text:p>0.023101</text:p>
          </table:table-cell>
          <table:table-cell table:style-name="ce1" office:value-type="float" office:value="0.0226732614" calcext:value-type="float">
            <text:p>2.27E-02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.027317" calcext:value-type="float">
            <text:p>0.027317</text:p>
          </table:table-cell>
          <table:table-cell office:value-type="float" office:value="0.042866" calcext:value-type="float">
            <text:p>0.042866</text:p>
          </table:table-cell>
          <table:table-cell office:value-type="float" office:value="0.025769" calcext:value-type="float">
            <text:p>0.025769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E9])" office:value-type="float" office:value="0.431179901013909" calcext:value-type="float">
            <text:p>0.431179901013909</text:p>
          </table:table-cell>
          <table:table-cell table:formula="of:=LN([.C9]/[.$E9])" office:value-type="float" office:value="0.432826205865425" calcext:value-type="float">
            <text:p>0.432826205865425</text:p>
          </table:table-cell>
          <table:table-cell table:formula="of:=LN([.D9]/[.$E9])" office:value-type="float" office:value="0.414136617540986" calcext:value-type="float">
            <text:p>0.414136617540986</text:p>
          </table:table-cell>
          <table:table-cell table:formula="of:=LN([.E9]/[.$E9])" office:value-type="float" office:value="0" calcext:value-type="float">
            <text:p>0</text:p>
          </table:table-cell>
          <table:table-cell table:formula="of:=LN([.F9]/[.$E9])" office:value-type="float" office:value="0.60045951824119" calcext:value-type="float">
            <text:p>0.60045951824119</text:p>
          </table:table-cell>
          <table:table-cell table:formula="of:=LN([.G9]/[.$E9])" office:value-type="float" office:value="1.05102927014631" calcext:value-type="float">
            <text:p>1.05102927014631</text:p>
          </table:table-cell>
          <table:table-cell table:formula="of:=LN([.H9]/[.$E9])" office:value-type="float" office:value="0.542122518330924" calcext:value-type="float">
            <text:p>0.5421225183309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544" calcext:value-type="float">
            <text:p>0.039544</text:p>
          </table:table-cell>
          <table:table-cell office:value-type="float" office:value="0.039644" calcext:value-type="float">
            <text:p>0.039644</text:p>
          </table:table-cell>
          <table:table-cell table:style-name="ce1" office:value-type="float" office:value="0.03936545975" calcext:value-type="float">
            <text:p>3.94E-02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066832" calcext:value-type="float">
            <text:p>0.066832</text:p>
          </table:table-cell>
          <table:table-cell office:value-type="float" office:value="0.044704" calcext:value-type="float">
            <text:p>0.044704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E10])" office:value-type="float" office:value="0.432090981121609" calcext:value-type="float">
            <text:p>0.432090981121609</text:p>
          </table:table-cell>
          <table:table-cell table:formula="of:=LN([.C10]/[.$E10])" office:value-type="float" office:value="0.434616617661413" calcext:value-type="float">
            <text:p>0.434616617661413</text:p>
          </table:table-cell>
          <table:table-cell table:formula="of:=LN([.D10]/[.$E10])" office:value-type="float" office:value="0.427565780841792" calcext:value-type="float">
            <text:p>0.427565780841792</text:p>
          </table:table-cell>
          <table:table-cell table:formula="of:=LN([.E10]/[.$E10])" office:value-type="float" office:value="0" calcext:value-type="float">
            <text:p>0</text:p>
          </table:table-cell>
          <table:table-cell table:formula="of:=LN([.F10]/[.$E10])" office:value-type="float" office:value="0.621493417707018" calcext:value-type="float">
            <text:p>0.621493417707018</text:p>
          </table:table-cell>
          <table:table-cell table:formula="of:=LN([.G10]/[.$E10])" office:value-type="float" office:value="0.956859012871771" calcext:value-type="float">
            <text:p>0.956859012871771</text:p>
          </table:table-cell>
          <table:table-cell table:formula="of:=LN([.H10]/[.$E10])" office:value-type="float" office:value="0.554739988191502" calcext:value-type="float">
            <text:p>0.5547399881915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5848" calcext:value-type="float">
            <text:p>0.065848</text:p>
          </table:table-cell>
          <table:table-cell office:value-type="float" office:value="0.063785" calcext:value-type="float">
            <text:p>0.063785</text:p>
          </table:table-cell>
          <table:table-cell table:style-name="ce1" office:value-type="float" office:value="0.0626368498" calcext:value-type="float">
            <text:p>6.26E-02</text:p>
          </table:table-cell>
          <table:table-cell office:value-type="float" office:value="0.042359" calcext:value-type="float">
            <text:p>0.042359</text:p>
          </table:table-cell>
          <table:table-cell office:value-type="float" office:value="0.076666" calcext:value-type="float">
            <text:p>0.076666</text:p>
          </table:table-cell>
          <table:table-cell office:value-type="float" office:value="0.103265" calcext:value-type="float">
            <text:p>0.103265</text:p>
          </table:table-cell>
          <table:table-cell office:value-type="float" office:value="0.073833" calcext:value-type="float">
            <text:p>0.073833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E11])" office:value-type="float" office:value="0.441168142392373" calcext:value-type="float">
            <text:p>0.441168142392373</text:p>
          </table:table-cell>
          <table:table-cell table:formula="of:=LN([.C11]/[.$E11])" office:value-type="float" office:value="0.409337139712283" calcext:value-type="float">
            <text:p>0.409337139712283</text:p>
          </table:table-cell>
          <table:table-cell table:formula="of:=LN([.D11]/[.$E11])" office:value-type="float" office:value="0.391172846590796" calcext:value-type="float">
            <text:p>0.391172846590796</text:p>
          </table:table-cell>
          <table:table-cell table:formula="of:=LN([.E11]/[.$E11])" office:value-type="float" office:value="0" calcext:value-type="float">
            <text:p>0</text:p>
          </table:table-cell>
          <table:table-cell table:formula="of:=LN([.F11]/[.$E11])" office:value-type="float" office:value="0.593277411287134" calcext:value-type="float">
            <text:p>0.593277411287134</text:p>
          </table:table-cell>
          <table:table-cell table:formula="of:=LN([.G11]/[.$E11])" office:value-type="float" office:value="0.891117586461643" calcext:value-type="float">
            <text:p>0.891117586461643</text:p>
          </table:table-cell>
          <table:table-cell table:formula="of:=LN([.H11]/[.$E11])" office:value-type="float" office:value="0.555624872856233" calcext:value-type="float">
            <text:p>0.555624872856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9202" calcext:value-type="float">
            <text:p>0.099202</text:p>
          </table:table-cell>
          <table:table-cell office:value-type="float" office:value="0.103735" calcext:value-type="float">
            <text:p>0.103735</text:p>
          </table:table-cell>
          <table:table-cell table:style-name="ce1" office:value-type="float" office:value="0.1002995697" calcext:value-type="float">
            <text:p>1.00E-01</text:p>
          </table:table-cell>
          <table:table-cell office:value-type="float" office:value="0.068535" calcext:value-type="float">
            <text:p>0.068535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156779" calcext:value-type="float">
            <text:p>0.156779</text:p>
          </table:table-cell>
          <table:table-cell office:value-type="float" office:value="0.111336" calcext:value-type="float">
            <text:p>0.111336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E12])" office:value-type="float" office:value="0.369813611694569" calcext:value-type="float">
            <text:p>0.369813611694569</text:p>
          </table:table-cell>
          <table:table-cell table:formula="of:=LN([.C12]/[.$E12])" office:value-type="float" office:value="0.414495006661758" calcext:value-type="float">
            <text:p>0.414495006661758</text:p>
          </table:table-cell>
          <table:table-cell table:formula="of:=LN([.D12]/[.$E12])" office:value-type="float" office:value="0.380816841145732" calcext:value-type="float">
            <text:p>0.380816841145732</text:p>
          </table:table-cell>
          <table:table-cell table:formula="of:=LN([.E12]/[.$E12])" office:value-type="float" office:value="0" calcext:value-type="float">
            <text:p>0</text:p>
          </table:table-cell>
          <table:table-cell table:formula="of:=LN([.F12]/[.$E12])" office:value-type="float" office:value="0.536562910401588" calcext:value-type="float">
            <text:p>0.536562910401588</text:p>
          </table:table-cell>
          <table:table-cell table:formula="of:=LN([.G12]/[.$E12])" office:value-type="float" office:value="0.827492606692303" calcext:value-type="float">
            <text:p>0.827492606692303</text:p>
          </table:table-cell>
          <table:table-cell table:formula="of:=LN([.H12]/[.$E12])" office:value-type="float" office:value="0.485208092434208" calcext:value-type="float">
            <text:p>0.4852080924342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0702" calcext:value-type="float">
            <text:p>0.150702</text:p>
          </table:table-cell>
          <table:table-cell office:value-type="float" office:value="0.154031" calcext:value-type="float">
            <text:p>0.154031</text:p>
          </table:table-cell>
          <table:table-cell office:value-type="float" office:value="0.17478848375" calcext:value-type="float">
            <text:p>0.17478848375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171908" calcext:value-type="float">
            <text:p>0.171908</text:p>
          </table:table-cell>
          <table:table-cell office:value-type="float" office:value="0.231409" calcext:value-type="float">
            <text:p>0.231409</text:p>
          </table:table-cell>
          <table:table-cell office:value-type="float" office:value="0.166414" calcext:value-type="float">
            <text:p>0.166414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E13])" office:value-type="float" office:value="0.28858049540385" calcext:value-type="float">
            <text:p>0.28858049540385</text:p>
          </table:table-cell>
          <table:table-cell table:formula="of:=LN([.C13]/[.$E13])" office:value-type="float" office:value="0.310429999316395" calcext:value-type="float">
            <text:p>0.310429999316395</text:p>
          </table:table-cell>
          <table:table-cell table:formula="of:=LN([.D13]/[.$E13])" office:value-type="float" office:value="0.436852697073354" calcext:value-type="float">
            <text:p>0.436852697073354</text:p>
          </table:table-cell>
          <table:table-cell table:formula="of:=LN([.E13]/[.$E13])" office:value-type="float" office:value="0" calcext:value-type="float">
            <text:p>0</text:p>
          </table:table-cell>
          <table:table-cell table:formula="of:=LN([.F13]/[.$E13])" office:value-type="float" office:value="0.420235568450527" calcext:value-type="float">
            <text:p>0.420235568450527</text:p>
          </table:table-cell>
          <table:table-cell table:formula="of:=LN([.G13]/[.$E13])" office:value-type="float" office:value="0.717462826153148" calcext:value-type="float">
            <text:p>0.717462826153148</text:p>
          </table:table-cell>
          <table:table-cell table:formula="of:=LN([.H13]/[.$E13])" office:value-type="float" office:value="0.387754777922707" calcext:value-type="float">
            <text:p>0.3877547779227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17045" calcext:value-type="float">
            <text:p>0.217045</text:p>
          </table:table-cell>
          <table:table-cell office:value-type="float" office:value="0.23396" calcext:value-type="float">
            <text:p>0.23396</text:p>
          </table:table-cell>
          <table:table-cell office:value-type="float" office:value="0.2462282761" calcext:value-type="float">
            <text:p>0.2462282761</text:p>
          </table:table-cell>
          <table:table-cell office:value-type="float" office:value="0.170346" calcext:value-type="float">
            <text:p>0.170346</text:p>
          </table:table-cell>
          <table:table-cell office:value-type="float" office:value="0.247094" calcext:value-type="float">
            <text:p>0.247094</text:p>
          </table:table-cell>
          <table:table-cell office:value-type="float" office:value="0.360251" calcext:value-type="float">
            <text:p>0.360251</text:p>
          </table:table-cell>
          <table:table-cell office:value-type="float" office:value="0.255674" calcext:value-type="float">
            <text:p>0.255674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E14])" office:value-type="float" office:value="0.242273042550582" calcext:value-type="float">
            <text:p>0.242273042550582</text:p>
          </table:table-cell>
          <table:table-cell table:formula="of:=LN([.C14]/[.$E14])" office:value-type="float" office:value="0.317318497811923" calcext:value-type="float">
            <text:p>0.317318497811923</text:p>
          </table:table-cell>
          <table:table-cell table:formula="of:=LN([.D14]/[.$E14])" office:value-type="float" office:value="0.368427394514533" calcext:value-type="float">
            <text:p>0.368427394514533</text:p>
          </table:table-cell>
          <table:table-cell table:formula="of:=LN([.E14]/[.$E14])" office:value-type="float" office:value="0" calcext:value-type="float">
            <text:p>0</text:p>
          </table:table-cell>
          <table:table-cell table:formula="of:=LN([.F14]/[.$E14])" office:value-type="float" office:value="0.371937168269516" calcext:value-type="float">
            <text:p>0.371937168269516</text:p>
          </table:table-cell>
          <table:table-cell table:formula="of:=LN([.G14]/[.$E14])" office:value-type="float" office:value="0.74896934796298" calcext:value-type="float">
            <text:p>0.74896934796298</text:p>
          </table:table-cell>
          <table:table-cell table:formula="of:=LN([.H14]/[.$E14])" office:value-type="float" office:value="0.406071532706115" calcext:value-type="float">
            <text:p>0.4060715327061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4338" calcext:value-type="float">
            <text:p>0.304338</text:p>
          </table:table-cell>
          <table:table-cell office:value-type="float" office:value="0.321218" calcext:value-type="float">
            <text:p>0.321218</text:p>
          </table:table-cell>
          <table:table-cell office:value-type="float" office:value="0.2994392394" calcext:value-type="float">
            <text:p>0.2994392394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340811" calcext:value-type="float">
            <text:p>0.340811</text:p>
          </table:table-cell>
          <table:table-cell office:value-type="float" office:value="0.469636" calcext:value-type="float">
            <text:p>0.469636</text:p>
          </table:table-cell>
          <table:table-cell office:value-type="float" office:value="0.332911" calcext:value-type="float">
            <text:p>0.332911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E15])" office:value-type="float" office:value="0.232097953241834" calcext:value-type="float">
            <text:p>0.232097953241834</text:p>
          </table:table-cell>
          <table:table-cell table:formula="of:=LN([.C15]/[.$E15])" office:value-type="float" office:value="0.286079047722007" calcext:value-type="float">
            <text:p>0.286079047722007</text:p>
          </table:table-cell>
          <table:table-cell table:formula="of:=LN([.D15]/[.$E15])" office:value-type="float" office:value="0.215870550887155" calcext:value-type="float">
            <text:p>0.215870550887155</text:p>
          </table:table-cell>
          <table:table-cell table:formula="of:=LN([.E15]/[.$E15])" office:value-type="float" office:value="0" calcext:value-type="float">
            <text:p>0</text:p>
          </table:table-cell>
          <table:table-cell table:formula="of:=LN([.F15]/[.$E15])" office:value-type="float" office:value="0.345287098798589" calcext:value-type="float">
            <text:p>0.345287098798589</text:p>
          </table:table-cell>
          <table:table-cell table:formula="of:=LN([.G15]/[.$E15])" office:value-type="float" office:value="0.665916953932672" calcext:value-type="float">
            <text:p>0.665916953932672</text:p>
          </table:table-cell>
          <table:table-cell table:formula="of:=LN([.H15]/[.$E15])" office:value-type="float" office:value="0.321834214359929" calcext:value-type="float">
            <text:p>0.321834214359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17874" calcext:value-type="float">
            <text:p>0.417874</text:p>
          </table:table-cell>
          <table:table-cell office:value-type="float" office:value="0.429586" calcext:value-type="float">
            <text:p>0.429586</text:p>
          </table:table-cell>
          <table:table-cell office:value-type="float" office:value="0.4087286181" calcext:value-type="float">
            <text:p>0.4087286181</text:p>
          </table:table-cell>
          <table:table-cell office:value-type="float" office:value="0.322778" calcext:value-type="float">
            <text:p>0.322778</text:p>
          </table:table-cell>
          <table:table-cell office:value-type="float" office:value="0.448769" calcext:value-type="float">
            <text:p>0.448769</text:p>
          </table:table-cell>
          <table:table-cell office:value-type="float" office:value="0.604923" calcext:value-type="float">
            <text:p>0.604923</text:p>
          </table:table-cell>
          <table:table-cell office:value-type="float" office:value="0.457132" calcext:value-type="float">
            <text:p>0.457132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E16])" office:value-type="float" office:value="0.25821517125956" calcext:value-type="float">
            <text:p>0.25821517125956</text:p>
          </table:table-cell>
          <table:table-cell table:formula="of:=LN([.C16]/[.$E16])" office:value-type="float" office:value="0.28585717379155" calcext:value-type="float">
            <text:p>0.28585717379155</text:p>
          </table:table-cell>
          <table:table-cell table:formula="of:=LN([.D16]/[.$E16])" office:value-type="float" office:value="0.236086629966794" calcext:value-type="float">
            <text:p>0.236086629966794</text:p>
          </table:table-cell>
          <table:table-cell table:formula="of:=LN([.E16]/[.$E16])" office:value-type="float" office:value="0" calcext:value-type="float">
            <text:p>0</text:p>
          </table:table-cell>
          <table:table-cell table:formula="of:=LN([.F16]/[.$E16])" office:value-type="float" office:value="0.329543498321339" calcext:value-type="float">
            <text:p>0.329543498321339</text:p>
          </table:table-cell>
          <table:table-cell table:formula="of:=LN([.G16]/[.$E16])" office:value-type="float" office:value="0.628136396785994" calcext:value-type="float">
            <text:p>0.628136396785994</text:p>
          </table:table-cell>
          <table:table-cell table:formula="of:=LN([.H16]/[.$E16])" office:value-type="float" office:value="0.348007409032755" calcext:value-type="float">
            <text:p>0.348007409032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46998" calcext:value-type="float">
            <text:p>0.546998</text:p>
          </table:table-cell>
          <table:table-cell office:value-type="float" office:value="0.56474" calcext:value-type="float">
            <text:p>0.56474</text:p>
          </table:table-cell>
          <table:table-cell office:value-type="float" office:value="0.5366950477" calcext:value-type="float">
            <text:p>0.5366950477</text:p>
          </table:table-cell>
          <table:table-cell office:value-type="float" office:value="0.425935" calcext:value-type="float">
            <text:p>0.425935</text:p>
          </table:table-cell>
          <table:table-cell office:value-type="float" office:value="0.593153" calcext:value-type="float">
            <text:p>0.593153</text:p>
          </table:table-cell>
          <table:table-cell office:value-type="float" office:value="0.760332" calcext:value-type="float">
            <text:p>0.760332</text:p>
          </table:table-cell>
          <table:table-cell office:value-type="float" office:value="0.613904" calcext:value-type="float">
            <text:p>0.613904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E17])" office:value-type="float" office:value="0.250158393640263" calcext:value-type="float">
            <text:p>0.250158393640263</text:p>
          </table:table-cell>
          <table:table-cell table:formula="of:=LN([.C17]/[.$E17])" office:value-type="float" office:value="0.282078695773461" calcext:value-type="float">
            <text:p>0.282078695773461</text:p>
          </table:table-cell>
          <table:table-cell table:formula="of:=LN([.D17]/[.$E17])" office:value-type="float" office:value="0.231143299357233" calcext:value-type="float">
            <text:p>0.231143299357233</text:p>
          </table:table-cell>
          <table:table-cell table:formula="of:=LN([.E17]/[.$E17])" office:value-type="float" office:value="0" calcext:value-type="float">
            <text:p>0</text:p>
          </table:table-cell>
          <table:table-cell table:formula="of:=LN([.F17]/[.$E17])" office:value-type="float" office:value="0.331165623368979" calcext:value-type="float">
            <text:p>0.331165623368979</text:p>
          </table:table-cell>
          <table:table-cell table:formula="of:=LN([.G17]/[.$E17])" office:value-type="float" office:value="0.579468427530002" calcext:value-type="float">
            <text:p>0.579468427530002</text:p>
          </table:table-cell>
          <table:table-cell table:formula="of:=LN([.H17]/[.$E17])" office:value-type="float" office:value="0.365551811663492" calcext:value-type="float">
            <text:p>0.3655518116634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95148" calcext:value-type="float">
            <text:p>0.695148</text:p>
          </table:table-cell>
          <table:table-cell office:value-type="float" office:value="0.716536" calcext:value-type="float">
            <text:p>0.716536</text:p>
          </table:table-cell>
          <table:table-cell office:value-type="float" office:value="0.72121090095" calcext:value-type="float">
            <text:p>0.72121090095</text:p>
          </table:table-cell>
          <table:table-cell office:value-type="float" office:value="0.533626" calcext:value-type="float">
            <text:p>0.533626</text:p>
          </table:table-cell>
          <table:table-cell office:value-type="float" office:value="0.774202" calcext:value-type="float">
            <text:p>0.774202</text:p>
          </table:table-cell>
          <table:table-cell office:value-type="float" office:value="0.901955" calcext:value-type="float">
            <text:p>0.901955</text:p>
          </table:table-cell>
          <table:table-cell office:value-type="float" office:value="0.786793" calcext:value-type="float">
            <text:p>0.786793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E18])" office:value-type="float" office:value="0.264429553482984" calcext:value-type="float">
            <text:p>0.264429553482984</text:p>
          </table:table-cell>
          <table:table-cell table:formula="of:=LN([.C18]/[.$E18])" office:value-type="float" office:value="0.294733271197334" calcext:value-type="float">
            <text:p>0.294733271197334</text:p>
          </table:table-cell>
          <table:table-cell table:formula="of:=LN([.D18]/[.$E18])" office:value-type="float" office:value="0.30123638718003" calcext:value-type="float">
            <text:p>0.30123638718003</text:p>
          </table:table-cell>
          <table:table-cell table:formula="of:=LN([.E18]/[.$E18])" office:value-type="float" office:value="0" calcext:value-type="float">
            <text:p>0</text:p>
          </table:table-cell>
          <table:table-cell table:formula="of:=LN([.F18]/[.$E18])" office:value-type="float" office:value="0.372137602400477" calcext:value-type="float">
            <text:p>0.372137602400477</text:p>
          </table:table-cell>
          <table:table-cell table:formula="of:=LN([.G18]/[.$E18])" office:value-type="float" office:value="0.524869410631324" calcext:value-type="float">
            <text:p>0.524869410631324</text:p>
          </table:table-cell>
          <table:table-cell table:formula="of:=LN([.H18]/[.$E18])" office:value-type="float" office:value="0.388269970626634" calcext:value-type="float">
            <text:p>0.3882699706266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25825" calcext:value-type="float">
            <text:p>0.925825</text:p>
          </table:table-cell>
          <table:table-cell office:value-type="float" office:value="0.946823" calcext:value-type="float">
            <text:p>0.946823</text:p>
          </table:table-cell>
          <table:table-cell office:value-type="float" office:value="0.976155516" calcext:value-type="float">
            <text:p>0.976155516</text:p>
          </table:table-cell>
          <table:table-cell office:value-type="float" office:value="0.693808" calcext:value-type="float">
            <text:p>0.693808</text:p>
          </table:table-cell>
          <table:table-cell office:value-type="float" office:value="0.994848" calcext:value-type="float">
            <text:p>0.994848</text:p>
          </table:table-cell>
          <table:table-cell office:value-type="float" office:value="1.182381" calcext:value-type="float">
            <text:p>1.182381</text:p>
          </table:table-cell>
          <table:table-cell office:value-type="float" office:value="1.009725" calcext:value-type="float">
            <text:p>1.009725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E19])" office:value-type="float" office:value="0.288489966735416" calcext:value-type="float">
            <text:p>0.288489966735416</text:p>
          </table:table-cell>
          <table:table-cell table:formula="of:=LN([.C19]/[.$E19])" office:value-type="float" office:value="0.310916904528303" calcext:value-type="float">
            <text:p>0.310916904528303</text:p>
          </table:table-cell>
          <table:table-cell table:formula="of:=LN([.D19]/[.$E19])" office:value-type="float" office:value="0.34142664871407" calcext:value-type="float">
            <text:p>0.34142664871407</text:p>
          </table:table-cell>
          <table:table-cell table:formula="of:=LN([.E19]/[.$E19])" office:value-type="float" office:value="0" calcext:value-type="float">
            <text:p>0</text:p>
          </table:table-cell>
          <table:table-cell table:formula="of:=LN([.F19]/[.$E19])" office:value-type="float" office:value="0.360394696500255" calcext:value-type="float">
            <text:p>0.360394696500255</text:p>
          </table:table-cell>
          <table:table-cell table:formula="of:=LN([.G19]/[.$E19])" office:value-type="float" office:value="0.533090215882989" calcext:value-type="float">
            <text:p>0.533090215882989</text:p>
          </table:table-cell>
          <table:table-cell table:formula="of:=LN([.H19]/[.$E19])" office:value-type="float" office:value="0.375238030363747" calcext:value-type="float">
            <text:p>0.3752380303637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73378" calcext:value-type="float">
            <text:p>1.173378</text:p>
          </table:table-cell>
          <table:table-cell office:value-type="float" office:value="1.183088" calcext:value-type="float">
            <text:p>1.183088</text:p>
          </table:table-cell>
          <table:table-cell office:value-type="float" office:value="1.1858637358" calcext:value-type="float">
            <text:p>1.1858637358</text:p>
          </table:table-cell>
          <table:table-cell office:value-type="float" office:value="0.852243" calcext:value-type="float">
            <text:p>0.852243</text:p>
          </table:table-cell>
          <table:table-cell office:value-type="float" office:value="1.225721" calcext:value-type="float">
            <text:p>1.225721</text:p>
          </table:table-cell>
          <table:table-cell office:value-type="float" office:value="1.421874" calcext:value-type="float">
            <text:p>1.421874</text:p>
          </table:table-cell>
          <table:table-cell office:value-type="float" office:value="1.213583" calcext:value-type="float">
            <text:p>1.213583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E20])" office:value-type="float" office:value="0.319770349949357" calcext:value-type="float">
            <text:p>0.319770349949357</text:p>
          </table:table-cell>
          <table:table-cell table:formula="of:=LN([.C20]/[.$E20])" office:value-type="float" office:value="0.32801155093119" calcext:value-type="float">
            <text:p>0.32801155093119</text:p>
          </table:table-cell>
          <table:table-cell table:formula="of:=LN([.D20]/[.$E20])" office:value-type="float" office:value="0.330354981595764" calcext:value-type="float">
            <text:p>0.330354981595764</text:p>
          </table:table-cell>
          <table:table-cell table:formula="of:=LN([.E20]/[.$E20])" office:value-type="float" office:value="0" calcext:value-type="float">
            <text:p>0</text:p>
          </table:table-cell>
          <table:table-cell table:formula="of:=LN([.F20]/[.$E20])" office:value-type="float" office:value="0.36341282383525" calcext:value-type="float">
            <text:p>0.36341282383525</text:p>
          </table:table-cell>
          <table:table-cell table:formula="of:=LN([.G20]/[.$E20])" office:value-type="float" office:value="0.511859301410445" calcext:value-type="float">
            <text:p>0.511859301410445</text:p>
          </table:table-cell>
          <table:table-cell table:formula="of:=LN([.H20]/[.$E20])" office:value-type="float" office:value="0.353460722593942" calcext:value-type="float">
            <text:p>0.3534607225939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31796" calcext:value-type="float">
            <text:p>1.431796</text:p>
          </table:table-cell>
          <table:table-cell office:value-type="float" office:value="1.453859" calcext:value-type="float">
            <text:p>1.453859</text:p>
          </table:table-cell>
          <table:table-cell office:value-type="float" office:value="1.50828815135" calcext:value-type="float">
            <text:p>1.50828815135</text:p>
          </table:table-cell>
          <table:table-cell office:value-type="float" office:value="1.072107" calcext:value-type="float">
            <text:p>1.072107</text:p>
          </table:table-cell>
          <table:table-cell office:value-type="float" office:value="1.55317" calcext:value-type="float">
            <text:p>1.55317</text:p>
          </table:table-cell>
          <table:table-cell office:value-type="float" office:value="1.715188" calcext:value-type="float">
            <text:p>1.715188</text:p>
          </table:table-cell>
          <table:table-cell office:value-type="float" office:value="1.530838" calcext:value-type="float">
            <text:p>1.530838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E21])" office:value-type="float" office:value="0.289303729189359" calcext:value-type="float">
            <text:p>0.289303729189359</text:p>
          </table:table-cell>
          <table:table-cell table:formula="of:=LN([.C21]/[.$E21])" office:value-type="float" office:value="0.304595529443442" calcext:value-type="float">
            <text:p>0.304595529443442</text:p>
          </table:table-cell>
          <table:table-cell table:formula="of:=LN([.D21]/[.$E21])" office:value-type="float" office:value="0.341349462028629" calcext:value-type="float">
            <text:p>0.341349462028629</text:p>
          </table:table-cell>
          <table:table-cell table:formula="of:=LN([.E21]/[.$E21])" office:value-type="float" office:value="0" calcext:value-type="float">
            <text:p>0</text:p>
          </table:table-cell>
          <table:table-cell table:formula="of:=LN([.F21]/[.$E21])" office:value-type="float" office:value="0.370672132625764" calcext:value-type="float">
            <text:p>0.370672132625764</text:p>
          </table:table-cell>
          <table:table-cell table:formula="of:=LN([.G21]/[.$E21])" office:value-type="float" office:value="0.469896824500798" calcext:value-type="float">
            <text:p>0.469896824500798</text:p>
          </table:table-cell>
          <table:table-cell table:formula="of:=LN([.H21]/[.$E21])" office:value-type="float" office:value="0.356189426782528" calcext:value-type="float">
            <text:p>0.356189426782528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7"/>
          <table:table-cell/>
          <table:table-cell table:style-name="ce3" office:value-type="string" calcext:value-type="string" table:number-columns-spanned="8" table:number-rows-spanned="1">
            <text:p>Estimated standard deviations. Formula is SQRT((stdev^2/value^2) + (C loops stdev^2/C loops value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style-name="ce1" office:value-type="float" office:value="0.00000122267775480935" calcext:value-type="float">
            <text:p>1.22E-06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4" calcext:value-type="float">
            <text:p>0.000014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E23]^2/[.$E3]^2))" office:value-type="float" office:value="2.88301872536381" calcext:value-type="float">
            <text:p>2.88301872536381</text:p>
          </table:table-cell>
          <table:table-cell table:formula="of:=SQRT(([.C23]^2/[.C3]^2) + ([.$E23]^2/[.$E3]^2))" office:value-type="float" office:value="2.88299297482366" calcext:value-type="float">
            <text:p>2.88299297482366</text:p>
          </table:table-cell>
          <table:table-cell table:formula="of:=SQRT(([.D23]^2/[.D3]^2) + ([.$E23]^2/[.$E3]^2))" office:value-type="float" office:value="2.8828703690858" calcext:value-type="float">
            <text:p>2.8828703690858</text:p>
          </table:table-cell>
          <table:table-cell table:formula="of:=SQRT(([.E23]^2/[.E3]^2))" office:value-type="float" office:value="2.8828125" calcext:value-type="float">
            <text:p>2.8828125</text:p>
          </table:table-cell>
          <table:table-cell table:formula="of:=SQRT(([.F23]^2/[.F3]^2) + ([.$E23]^2/[.$E3]^2))" office:value-type="float" office:value="3.81583646271119" calcext:value-type="float">
            <text:p>3.81583646271119</text:p>
          </table:table-cell>
          <table:table-cell table:formula="of:=SQRT(([.G23]^2/[.G3]^2) + ([.$E23]^2/[.$E3]^2))" office:value-type="float" office:value="3.79264370068985" calcext:value-type="float">
            <text:p>3.79264370068985</text:p>
          </table:table-cell>
          <table:table-cell table:formula="of:=SQRT(([.H23]^2/[.H3]^2) + ([.$E23]^2/[.$E3]^2))" office:value-type="float" office:value="3.10993874879673" calcext:value-type="float">
            <text:p>3.10993874879673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27" calcext:value-type="float">
            <text:p>0.000027</text:p>
          </table:table-cell>
          <table:table-cell table:style-name="ce1" office:value-type="float" office:value="0.00000133230464648776" calcext:value-type="float">
            <text:p>1.33E-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009" calcext:value-type="float">
            <text:p>0.000009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E24]^2/[.$E4]^2))" office:value-type="float" office:value="0.537549691567373" calcext:value-type="float">
            <text:p>0.537549691567373</text:p>
          </table:table-cell>
          <table:table-cell table:formula="of:=SQRT(([.C24]^2/[.C4]^2) + ([.$E24]^2/[.$E4]^2))" office:value-type="float" office:value="0.225977345682601" calcext:value-type="float">
            <text:p>0.225977345682601</text:p>
          </table:table-cell>
          <table:table-cell table:formula="of:=SQRT(([.D24]^2/[.D4]^2) + ([.$E24]^2/[.$E4]^2))" office:value-type="float" office:value="0.16948067827157" calcext:value-type="float">
            <text:p>0.16948067827157</text:p>
          </table:table-cell>
          <table:table-cell table:formula="of:=SQRT(([.E24]^2/[.E4]^2))" office:value-type="float" office:value="0.169014084507042" calcext:value-type="float">
            <text:p>0.169014084507042</text:p>
          </table:table-cell>
          <table:table-cell table:formula="of:=SQRT(([.F24]^2/[.F4]^2) + ([.$E24]^2/[.$E4]^2))" office:value-type="float" office:value="0.177910596971738" calcext:value-type="float">
            <text:p>0.177910596971738</text:p>
          </table:table-cell>
          <table:table-cell table:formula="of:=SQRT(([.G24]^2/[.G4]^2) + ([.$E24]^2/[.$E4]^2))" office:value-type="float" office:value="0.465154852818385" calcext:value-type="float">
            <text:p>0.465154852818385</text:p>
          </table:table-cell>
          <table:table-cell table:formula="of:=SQRT(([.H24]^2/[.H4]^2) + ([.$E24]^2/[.$E4]^2))" office:value-type="float" office:value="0.211267605633803" calcext:value-type="float">
            <text:p>0.211267605633803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01" calcext:value-type="float">
            <text:p>0.000001</text:p>
          </table:table-cell>
          <table:table-cell table:style-name="ce1" office:value-type="float" office:value="0.0000178499787865865" calcext:value-type="float">
            <text:p>1.78E-0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24" calcext:value-type="float">
            <text:p>0.000024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E25]^2/[.$E5]^2))" office:value-type="float" office:value="0.0821715055152914" calcext:value-type="float">
            <text:p>0.0821715055152914</text:p>
          </table:table-cell>
          <table:table-cell table:formula="of:=SQRT(([.C25]^2/[.C5]^2) + ([.$E25]^2/[.$E5]^2))" office:value-type="float" office:value="0.0296171391287867" calcext:value-type="float">
            <text:p>0.0296171391287867</text:p>
          </table:table-cell>
          <table:table-cell table:formula="of:=SQRT(([.D25]^2/[.D5]^2) + ([.$E25]^2/[.$E5]^2))" office:value-type="float" office:value="0.042390028591372" calcext:value-type="float">
            <text:p>0.042390028591372</text:p>
          </table:table-cell>
          <table:table-cell table:formula="of:=SQRT(([.E25]^2/[.E5]^2))" office:value-type="float" office:value="0.0295698924731183" calcext:value-type="float">
            <text:p>0.0295698924731183</text:p>
          </table:table-cell>
          <table:table-cell table:formula="of:=SQRT(([.F25]^2/[.F5]^2) + ([.$E25]^2/[.$E5]^2))" office:value-type="float" office:value="0.0937429262043127" calcext:value-type="float">
            <text:p>0.0937429262043127</text:p>
          </table:table-cell>
          <table:table-cell table:formula="of:=SQRT(([.G25]^2/[.G5]^2) + ([.$E25]^2/[.$E5]^2))" office:value-type="float" office:value="0.0325361478126686" calcext:value-type="float">
            <text:p>0.0325361478126686</text:p>
          </table:table-cell>
          <table:table-cell table:formula="of:=SQRT(([.H25]^2/[.H5]^2) + ([.$E25]^2/[.$E5]^2))" office:value-type="float" office:value="0.075037464704258" calcext:value-type="float">
            <text:p>0.075037464704258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018" calcext:value-type="float">
            <text:p>0.000018</text:p>
          </table:table-cell>
          <table:table-cell table:style-name="ce1" office:value-type="float" office:value="0.000300125200656046" calcext:value-type="float">
            <text:p>3.00E-0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58" calcext:value-type="float">
            <text:p>0.000058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E26]^2/[.$E6]^2))" office:value-type="float" office:value="0.142841902957734" calcext:value-type="float">
            <text:p>0.142841902957734</text:p>
          </table:table-cell>
          <table:table-cell table:formula="of:=SQRT(([.C26]^2/[.C6]^2) + ([.$E26]^2/[.$E6]^2))" office:value-type="float" office:value="0.0286487294193727" calcext:value-type="float">
            <text:p>0.0286487294193727</text:p>
          </table:table-cell>
          <table:table-cell table:formula="of:=SQRT(([.D26]^2/[.D6]^2) + ([.$E26]^2/[.$E6]^2))" office:value-type="float" office:value="0.152436833691807" calcext:value-type="float">
            <text:p>0.152436833691807</text:p>
          </table:table-cell>
          <table:table-cell table:formula="of:=SQRT(([.E26]^2/[.E6]^2))" office:value-type="float" office:value="0.0270713699753897" calcext:value-type="float">
            <text:p>0.0270713699753897</text:p>
          </table:table-cell>
          <table:table-cell table:formula="of:=SQRT(([.F26]^2/[.F6]^2) + ([.$E26]^2/[.$E6]^2))" office:value-type="float" office:value="0.0526001292942006" calcext:value-type="float">
            <text:p>0.0526001292942006</text:p>
          </table:table-cell>
          <table:table-cell table:formula="of:=SQRT(([.G26]^2/[.G6]^2) + ([.$E26]^2/[.$E6]^2))" office:value-type="float" office:value="0.0378391683681267" calcext:value-type="float">
            <text:p>0.0378391683681267</text:p>
          </table:table-cell>
          <table:table-cell table:formula="of:=SQRT(([.H26]^2/[.H6]^2) + ([.$E26]^2/[.$E6]^2))" office:value-type="float" office:value="0.0371100029332189" calcext:value-type="float">
            <text:p>0.0371100029332189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table:number-columns-repeated="2" office:value-type="float" office:value="0.000066" calcext:value-type="float">
            <text:p>0.000066</text:p>
          </table:table-cell>
          <table:table-cell table:style-name="ce1" office:value-type="float" office:value="0.00010880834307935" calcext:value-type="float">
            <text:p>1.09E-04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68" calcext:value-type="float">
            <text:p>0.000268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E27]^2/[.$E7]^2))" office:value-type="float" office:value="0.0240634149477465" calcext:value-type="float">
            <text:p>0.0240634149477465</text:p>
          </table:table-cell>
          <table:table-cell table:formula="of:=SQRT(([.C27]^2/[.C7]^2) + ([.$E27]^2/[.$E7]^2))" office:value-type="float" office:value="0.024006385692721" calcext:value-type="float">
            <text:p>0.024006385692721</text:p>
          </table:table-cell>
          <table:table-cell table:formula="of:=SQRT(([.D27]^2/[.D7]^2) + ([.$E27]^2/[.$E7]^2))" office:value-type="float" office:value="0.0284577465410774" calcext:value-type="float">
            <text:p>0.0284577465410774</text:p>
          </table:table-cell>
          <table:table-cell table:formula="of:=SQRT(([.E27]^2/[.E7]^2))" office:value-type="float" office:value="0.0212536992198009" calcext:value-type="float">
            <text:p>0.0212536992198009</text:p>
          </table:table-cell>
          <table:table-cell table:formula="of:=SQRT(([.F27]^2/[.F7]^2) + ([.$E27]^2/[.$E7]^2))" office:value-type="float" office:value="0.0263041650005131" calcext:value-type="float">
            <text:p>0.0263041650005131</text:p>
          </table:table-cell>
          <table:table-cell table:formula="of:=SQRT(([.G27]^2/[.G7]^2) + ([.$E27]^2/[.$E7]^2))" office:value-type="float" office:value="0.022867736864533" calcext:value-type="float">
            <text:p>0.022867736864533</text:p>
          </table:table-cell>
          <table:table-cell table:formula="of:=SQRT(([.H27]^2/[.H7]^2) + ([.$E27]^2/[.$E7]^2))" office:value-type="float" office:value="0.046849440096596" calcext:value-type="float">
            <text:p>0.046849440096596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75" calcext:value-type="float">
            <text:p>0.000075</text:p>
          </table:table-cell>
          <table:table-cell table:style-name="ce1" office:value-type="float" office:value="0.000104529103697168" calcext:value-type="float">
            <text:p>1.05E-04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335" calcext:value-type="float">
            <text:p>0.000335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E28]^2/[.$E8]^2))" office:value-type="float" office:value="0.0137186575837025" calcext:value-type="float">
            <text:p>0.0137186575837025</text:p>
          </table:table-cell>
          <table:table-cell table:formula="of:=SQRT(([.C28]^2/[.C8]^2) + ([.$E28]^2/[.$E8]^2))" office:value-type="float" office:value="0.0123512441106993" calcext:value-type="float">
            <text:p>0.0123512441106993</text:p>
          </table:table-cell>
          <table:table-cell table:formula="of:=SQRT(([.D28]^2/[.D8]^2) + ([.$E28]^2/[.$E8]^2))" office:value-type="float" office:value="0.013775977245098" calcext:value-type="float">
            <text:p>0.013775977245098</text:p>
          </table:table-cell>
          <table:table-cell table:formula="of:=SQRT(([.E28]^2/[.E8]^2))" office:value-type="float" office:value="0.0107634543178974" calcext:value-type="float">
            <text:p>0.0107634543178974</text:p>
          </table:table-cell>
          <table:table-cell table:formula="of:=SQRT(([.F28]^2/[.F8]^2) + ([.$E28]^2/[.$E8]^2))" office:value-type="float" office:value="0.0138431304844433" calcext:value-type="float">
            <text:p>0.0138431304844433</text:p>
          </table:table-cell>
          <table:table-cell table:formula="of:=SQRT(([.G28]^2/[.G8]^2) + ([.$E28]^2/[.$E8]^2))" office:value-type="float" office:value="0.01186145703986" calcext:value-type="float">
            <text:p>0.01186145703986</text:p>
          </table:table-cell>
          <table:table-cell table:formula="of:=SQRT(([.H28]^2/[.H8]^2) + ([.$E28]^2/[.$E8]^2))" office:value-type="float" office:value="0.0264968409530905" calcext:value-type="float">
            <text:p>0.0264968409530905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62" calcext:value-type="float">
            <text:p>0.000062</text:p>
          </table:table-cell>
          <table:table-cell table:style-name="ce1" office:value-type="float" office:value="0.000106788415225422" calcext:value-type="float">
            <text:p>1.07E-04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000254" calcext:value-type="float">
            <text:p>0.000254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E29]^2/[.$E9]^2))" office:value-type="float" office:value="0.0060579718261278" calcext:value-type="float">
            <text:p>0.0060579718261278</text:p>
          </table:table-cell>
          <table:table-cell table:formula="of:=SQRT(([.C29]^2/[.C9]^2) + ([.$E29]^2/[.$E9]^2))" office:value-type="float" office:value="0.00579715722386338" calcext:value-type="float">
            <text:p>0.00579715722386338</text:p>
          </table:table-cell>
          <table:table-cell table:formula="of:=SQRT(([.D29]^2/[.D9]^2) + ([.$E29]^2/[.$E9]^2))" office:value-type="float" office:value="0.00697042991444923" calcext:value-type="float">
            <text:p>0.00697042991444923</text:p>
          </table:table-cell>
          <table:table-cell table:formula="of:=SQRT(([.E29]^2/[.E9]^2))" office:value-type="float" office:value="0.00513847180513847" calcext:value-type="float">
            <text:p>0.00513847180513847</text:p>
          </table:table-cell>
          <table:table-cell table:formula="of:=SQRT(([.F29]^2/[.F9]^2) + ([.$E29]^2/[.$E9]^2))" office:value-type="float" office:value="0.00668942342029484" calcext:value-type="float">
            <text:p>0.00668942342029484</text:p>
          </table:table-cell>
          <table:table-cell table:formula="of:=SQRT(([.G29]^2/[.G9]^2) + ([.$E29]^2/[.$E9]^2))" office:value-type="float" office:value="0.0604297537386414" calcext:value-type="float">
            <text:p>0.0604297537386414</text:p>
          </table:table-cell>
          <table:table-cell table:formula="of:=SQRT(([.H29]^2/[.H9]^2) + ([.$E29]^2/[.$E9]^2))" office:value-type="float" office:value="0.0111157766775742" calcext:value-type="float">
            <text:p>0.0111157766775742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9" calcext:value-type="float">
            <text:p>0.00019</text:p>
          </table:table-cell>
          <table:table-cell table:style-name="ce1" office:value-type="float" office:value="0.00201689839684117" calcext:value-type="float">
            <text:p>2.02E-0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348" calcext:value-type="float">
            <text:p>0.000348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E30]^2/[.$E10]^2))" office:value-type="float" office:value="0.00680124377077773" calcext:value-type="float">
            <text:p>0.00680124377077773</text:p>
          </table:table-cell>
          <table:table-cell table:formula="of:=SQRT(([.C30]^2/[.C10]^2) + ([.$E30]^2/[.$E10]^2))" office:value-type="float" office:value="0.0075875960943071" calcext:value-type="float">
            <text:p>0.0075875960943071</text:p>
          </table:table-cell>
          <table:table-cell table:formula="of:=SQRT(([.D30]^2/[.D10]^2) + ([.$E30]^2/[.$E10]^2))" office:value-type="float" office:value="0.0515718033599806" calcext:value-type="float">
            <text:p>0.0515718033599806</text:p>
          </table:table-cell>
          <table:table-cell table:formula="of:=SQRT(([.E30]^2/[.E10]^2))" office:value-type="float" office:value="0.00588235294117647" calcext:value-type="float">
            <text:p>0.00588235294117647</text:p>
          </table:table-cell>
          <table:table-cell table:formula="of:=SQRT(([.F30]^2/[.F10]^2) + ([.$E30]^2/[.$E10]^2))" office:value-type="float" office:value="0.00828762956928557" calcext:value-type="float">
            <text:p>0.00828762956928557</text:p>
          </table:table-cell>
          <table:table-cell table:formula="of:=SQRT(([.G30]^2/[.G10]^2) + ([.$E30]^2/[.$E10]^2))" office:value-type="float" office:value="0.00697101748235066" calcext:value-type="float">
            <text:p>0.00697101748235066</text:p>
          </table:table-cell>
          <table:table-cell table:formula="of:=SQRT(([.H30]^2/[.H10]^2) + ([.$E30]^2/[.$E10]^2))" office:value-type="float" office:value="0.00975710574975472" calcext:value-type="float">
            <text:p>0.00975710574975472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000175" calcext:value-type="float">
            <text:p>0.000175</text:p>
          </table:table-cell>
          <table:table-cell table:style-name="ce1" office:value-type="float" office:value="0.000471920790553177" calcext:value-type="float">
            <text:p>4.72E-04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302" calcext:value-type="float">
            <text:p>0.000302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E31]^2/[.$E11]^2))" office:value-type="float" office:value="0.0655341829515443" calcext:value-type="float">
            <text:p>0.0655341829515443</text:p>
          </table:table-cell>
          <table:table-cell table:formula="of:=SQRT(([.C31]^2/[.C11]^2) + ([.$E31]^2/[.$E11]^2))" office:value-type="float" office:value="0.0131785744714723" calcext:value-type="float">
            <text:p>0.0131785744714723</text:p>
          </table:table-cell>
          <table:table-cell table:formula="of:=SQRT(([.D31]^2/[.D11]^2) + ([.$E31]^2/[.$E11]^2))" office:value-type="float" office:value="0.0149302457156811" calcext:value-type="float">
            <text:p>0.0149302457156811</text:p>
          </table:table-cell>
          <table:table-cell table:formula="of:=SQRT(([.E31]^2/[.E11]^2))" office:value-type="float" office:value="0.0128898227059185" calcext:value-type="float">
            <text:p>0.0128898227059185</text:p>
          </table:table-cell>
          <table:table-cell table:formula="of:=SQRT(([.F31]^2/[.F11]^2) + ([.$E31]^2/[.$E11]^2))" office:value-type="float" office:value="0.0136187232683169" calcext:value-type="float">
            <text:p>0.0136187232683169</text:p>
          </table:table-cell>
          <table:table-cell table:formula="of:=SQRT(([.G31]^2/[.G11]^2) + ([.$E31]^2/[.$E11]^2))" office:value-type="float" office:value="0.0148285541959888" calcext:value-type="float">
            <text:p>0.0148285541959888</text:p>
          </table:table-cell>
          <table:table-cell table:formula="of:=SQRT(([.H31]^2/[.H11]^2) + ([.$E31]^2/[.$E11]^2))" office:value-type="float" office:value="0.0135232459488868" calcext:value-type="float">
            <text:p>0.0135232459488868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975" calcext:value-type="float">
            <text:p>0.000975</text:p>
          </table:table-cell>
          <table:table-cell table:style-name="ce1" office:value-type="float" office:value="0.000688281633569141" calcext:value-type="float">
            <text:p>6.88E-04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675" calcext:value-type="float">
            <text:p>0.000675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E32]^2/[.$E12]^2))" office:value-type="float" office:value="0.0241321864631776" calcext:value-type="float">
            <text:p>0.0241321864631776</text:p>
          </table:table-cell>
          <table:table-cell table:formula="of:=SQRT(([.C32]^2/[.C12]^2) + ([.$E32]^2/[.$E12]^2))" office:value-type="float" office:value="0.0240341089055859" calcext:value-type="float">
            <text:p>0.0240341089055859</text:p>
          </table:table-cell>
          <table:table-cell table:formula="of:=SQRT(([.D32]^2/[.D12]^2) + ([.$E32]^2/[.$E12]^2))" office:value-type="float" office:value="0.023160067869854" calcext:value-type="float">
            <text:p>0.023160067869854</text:p>
          </table:table-cell>
          <table:table-cell table:formula="of:=SQRT(([.E32]^2/[.E12]^2))" office:value-type="float" office:value="0.0221200846282921" calcext:value-type="float">
            <text:p>0.0221200846282921</text:p>
          </table:table-cell>
          <table:table-cell table:formula="of:=SQRT(([.F32]^2/[.F12]^2) + ([.$E32]^2/[.$E12]^2))" office:value-type="float" office:value="0.0223976618366687" calcext:value-type="float">
            <text:p>0.0223976618366687</text:p>
          </table:table-cell>
          <table:table-cell table:formula="of:=SQRT(([.G32]^2/[.G12]^2) + ([.$E32]^2/[.$E12]^2))" office:value-type="float" office:value="0.0223915681684762" calcext:value-type="float">
            <text:p>0.0223915681684762</text:p>
          </table:table-cell>
          <table:table-cell table:formula="of:=SQRT(([.H32]^2/[.H12]^2) + ([.$E32]^2/[.$E12]^2))" office:value-type="float" office:value="0.0229358851438522" calcext:value-type="float">
            <text:p>0.0229358851438522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01752" calcext:value-type="float">
            <text:p>0.001752</text:p>
          </table:table-cell>
          <table:table-cell table:style-name="ce1" office:value-type="float" office:value="0.00110142776088735" calcext:value-type="float">
            <text:p>1.10E-03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.000435" calcext:value-type="float">
            <text:p>0.000435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E33]^2/[.$E13]^2))" office:value-type="float" office:value="0.0179211427112282" calcext:value-type="float">
            <text:p>0.0179211427112282</text:p>
          </table:table-cell>
          <table:table-cell table:formula="of:=SQRT(([.C33]^2/[.C13]^2) + ([.$E33]^2/[.$E13]^2))" office:value-type="float" office:value="0.0172068352690502" calcext:value-type="float">
            <text:p>0.0172068352690502</text:p>
          </table:table-cell>
          <table:table-cell table:formula="of:=SQRT(([.D33]^2/[.D13]^2) + ([.$E33]^2/[.$E13]^2))" office:value-type="float" office:value="0.0143669231029577" calcext:value-type="float">
            <text:p>0.0143669231029577</text:p>
          </table:table-cell>
          <table:table-cell table:formula="of:=SQRT(([.E33]^2/[.E13]^2))" office:value-type="float" office:value="0.012911224263892" calcext:value-type="float">
            <text:p>0.012911224263892</text:p>
          </table:table-cell>
          <table:table-cell table:formula="of:=SQRT(([.F33]^2/[.F13]^2) + ([.$E33]^2/[.$E13]^2))" office:value-type="float" office:value="0.0131468833286809" calcext:value-type="float">
            <text:p>0.0131468833286809</text:p>
          </table:table-cell>
          <table:table-cell table:formula="of:=SQRT(([.G33]^2/[.G13]^2) + ([.$E33]^2/[.$E13]^2))" office:value-type="float" office:value="0.0156899990867176" calcext:value-type="float">
            <text:p>0.0156899990867176</text:p>
          </table:table-cell>
          <table:table-cell table:formula="of:=SQRT(([.H33]^2/[.H13]^2) + ([.$E33]^2/[.$E13]^2))" office:value-type="float" office:value="0.0131731740041146" calcext:value-type="float">
            <text:p>0.0131731740041146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016" calcext:value-type="float">
            <text:p>0.001016</text:p>
          </table:table-cell>
          <table:table-cell table:style-name="ce1" office:value-type="float" office:value="0.00118619596990047" calcext:value-type="float">
            <text:p>1.19E-03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15841" calcext:value-type="float">
            <text:p>0.015841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E34]^2/[.$E14]^2))" office:value-type="float" office:value="0.00755462047870617" calcext:value-type="float">
            <text:p>0.00755462047870617</text:p>
          </table:table-cell>
          <table:table-cell table:formula="of:=SQRT(([.C34]^2/[.C14]^2) + ([.$E34]^2/[.$E14]^2))" office:value-type="float" office:value="0.00690728094605205" calcext:value-type="float">
            <text:p>0.00690728094605205</text:p>
          </table:table-cell>
          <table:table-cell table:formula="of:=SQRT(([.D34]^2/[.D14]^2) + ([.$E34]^2/[.$E14]^2))" office:value-type="float" office:value="0.00721527007542839" calcext:value-type="float">
            <text:p>0.00721527007542839</text:p>
          </table:table-cell>
          <table:table-cell table:formula="of:=SQRT(([.E34]^2/[.E14]^2))" office:value-type="float" office:value="0.00537142052058751" calcext:value-type="float">
            <text:p>0.00537142052058751</text:p>
          </table:table-cell>
          <table:table-cell table:formula="of:=SQRT(([.F34]^2/[.F14]^2) + ([.$E34]^2/[.$E14]^2))" office:value-type="float" office:value="0.00647856395628285" calcext:value-type="float">
            <text:p>0.00647856395628285</text:p>
          </table:table-cell>
          <table:table-cell table:formula="of:=SQRT(([.G34]^2/[.G14]^2) + ([.$E34]^2/[.$E14]^2))" office:value-type="float" office:value="0.0159568750917559" calcext:value-type="float">
            <text:p>0.0159568750917559</text:p>
          </table:table-cell>
          <table:table-cell table:formula="of:=SQRT(([.H34]^2/[.H14]^2) + ([.$E34]^2/[.$E14]^2))" office:value-type="float" office:value="0.0621902069342117" calcext:value-type="float">
            <text:p>0.0621902069342117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1487" calcext:value-type="float">
            <text:p>0.001487</text:p>
          </table:table-cell>
          <table:table-cell table:style-name="ce1" office:value-type="float" office:value="0.00176436388419972" calcext:value-type="float">
            <text:p>1.76E-03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0.005695" calcext:value-type="float">
            <text:p>0.005695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E35]^2/[.$E15]^2))" office:value-type="float" office:value="0.0634050606991736" calcext:value-type="float">
            <text:p>0.0634050606991736</text:p>
          </table:table-cell>
          <table:table-cell table:formula="of:=SQRT(([.C35]^2/[.C15]^2) + ([.$E35]^2/[.$E15]^2))" office:value-type="float" office:value="0.0632694579628963" calcext:value-type="float">
            <text:p>0.0632694579628963</text:p>
          </table:table-cell>
          <table:table-cell table:formula="of:=SQRT(([.D35]^2/[.D15]^2) + ([.$E35]^2/[.$E15]^2))" office:value-type="float" office:value="0.0633743847748962" calcext:value-type="float">
            <text:p>0.0633743847748962</text:p>
          </table:table-cell>
          <table:table-cell table:formula="of:=SQRT(([.E35]^2/[.E15]^2))" office:value-type="float" office:value="0.0630998756734356" calcext:value-type="float">
            <text:p>0.0630998756734356</text:p>
          </table:table-cell>
          <table:table-cell table:formula="of:=SQRT(([.F35]^2/[.F15]^2) + ([.$E35]^2/[.$E15]^2))" office:value-type="float" office:value="0.0631840254410958" calcext:value-type="float">
            <text:p>0.0631840254410958</text:p>
          </table:table-cell>
          <table:table-cell table:formula="of:=SQRT(([.G35]^2/[.G15]^2) + ([.$E35]^2/[.$E15]^2))" office:value-type="float" office:value="0.0658976980238955" calcext:value-type="float">
            <text:p>0.0658976980238955</text:p>
          </table:table-cell>
          <table:table-cell table:formula="of:=SQRT(([.H35]^2/[.H15]^2) + ([.$E35]^2/[.$E15]^2))" office:value-type="float" office:value="0.0653776155169942" calcext:value-type="float">
            <text:p>0.0653776155169942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10205" calcext:value-type="float">
            <text:p>0.010205</text:p>
          </table:table-cell>
          <table:table-cell table:style-name="ce1" office:value-type="float" office:value="0.00277810119787435" calcext:value-type="float">
            <text:p>2.78E-03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15716" calcext:value-type="float">
            <text:p>0.015716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E36]^2/[.$E16]^2))" office:value-type="float" office:value="0.00624433174794858" calcext:value-type="float">
            <text:p>0.00624433174794858</text:p>
          </table:table-cell>
          <table:table-cell table:formula="of:=SQRT(([.C36]^2/[.C16]^2) + ([.$E36]^2/[.$E16]^2))" office:value-type="float" office:value="0.023997313610088" calcext:value-type="float">
            <text:p>0.023997313610088</text:p>
          </table:table-cell>
          <table:table-cell table:formula="of:=SQRT(([.D36]^2/[.D16]^2) + ([.$E36]^2/[.$E16]^2))" office:value-type="float" office:value="0.00759927144759493" calcext:value-type="float">
            <text:p>0.00759927144759493</text:p>
          </table:table-cell>
          <table:table-cell table:formula="of:=SQRT(([.E36]^2/[.E16]^2))" office:value-type="float" office:value="0.00339862072384115" calcext:value-type="float">
            <text:p>0.00339862072384115</text:p>
          </table:table-cell>
          <table:table-cell table:formula="of:=SQRT(([.F36]^2/[.F16]^2) + ([.$E36]^2/[.$E16]^2))" office:value-type="float" office:value="0.00425242856290529" calcext:value-type="float">
            <text:p>0.00425242856290529</text:p>
          </table:table-cell>
          <table:table-cell table:formula="of:=SQRT(([.G36]^2/[.G16]^2) + ([.$E36]^2/[.$E16]^2))" office:value-type="float" office:value="0.00884989090500032" calcext:value-type="float">
            <text:p>0.00884989090500032</text:p>
          </table:table-cell>
          <table:table-cell table:formula="of:=SQRT(([.H36]^2/[.H16]^2) + ([.$E36]^2/[.$E16]^2))" office:value-type="float" office:value="0.0345471448395309" calcext:value-type="float">
            <text:p>0.0345471448395309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6932" calcext:value-type="float">
            <text:p>0.006932</text:p>
          </table:table-cell>
          <table:table-cell table:style-name="ce1" office:value-type="float" office:value="0.00228353065628657" calcext:value-type="float">
            <text:p>2.28E-03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1987" calcext:value-type="float">
            <text:p>0.01987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E37]^2/[.$E17]^2))" office:value-type="float" office:value="0.00524606220024537" calcext:value-type="float">
            <text:p>0.00524606220024537</text:p>
          </table:table-cell>
          <table:table-cell table:formula="of:=SQRT(([.C37]^2/[.C17]^2) + ([.$E37]^2/[.$E17]^2))" office:value-type="float" office:value="0.0129515165849211" calcext:value-type="float">
            <text:p>0.0129515165849211</text:p>
          </table:table-cell>
          <table:table-cell table:formula="of:=SQRT(([.D37]^2/[.D17]^2) + ([.$E37]^2/[.$E17]^2))" office:value-type="float" office:value="0.00593105941368797" calcext:value-type="float">
            <text:p>0.00593105941368797</text:p>
          </table:table-cell>
          <table:table-cell table:formula="of:=SQRT(([.E37]^2/[.E17]^2))" office:value-type="float" office:value="0.00413208588164861" calcext:value-type="float">
            <text:p>0.00413208588164861</text:p>
          </table:table-cell>
          <table:table-cell table:formula="of:=SQRT(([.F37]^2/[.F17]^2) + ([.$E37]^2/[.$E17]^2))" office:value-type="float" office:value="0.00482438031116183" calcext:value-type="float">
            <text:p>0.00482438031116183</text:p>
          </table:table-cell>
          <table:table-cell table:formula="of:=SQRT(([.G37]^2/[.G17]^2) + ([.$E37]^2/[.$E17]^2))" office:value-type="float" office:value="0.00529378402237638" calcext:value-type="float">
            <text:p>0.00529378402237638</text:p>
          </table:table-cell>
          <table:table-cell table:formula="of:=SQRT(([.H37]^2/[.H17]^2) + ([.$E37]^2/[.$E17]^2))" office:value-type="float" office:value="0.0326293194720222" calcext:value-type="float">
            <text:p>0.0326293194720222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3283" calcext:value-type="float">
            <text:p>0.003283</text:p>
          </table:table-cell>
          <table:table-cell table:style-name="ce1" office:value-type="float" office:value="0.0516314397222794" calcext:value-type="float">
            <text:p>5.16E-0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20807" calcext:value-type="float">
            <text:p>0.020807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E38]^2/[.$E18]^2))" office:value-type="float" office:value="0.00405942946969499" calcext:value-type="float">
            <text:p>0.00405942946969499</text:p>
          </table:table-cell>
          <table:table-cell table:formula="of:=SQRT(([.C38]^2/[.C18]^2) + ([.$E38]^2/[.$E18]^2))" office:value-type="float" office:value="0.00516215005127951" calcext:value-type="float">
            <text:p>0.00516215005127951</text:p>
          </table:table-cell>
          <table:table-cell table:formula="of:=SQRT(([.D38]^2/[.D18]^2) + ([.$E38]^2/[.$E18]^2))" office:value-type="float" office:value="0.0716294189103546" calcext:value-type="float">
            <text:p>0.0716294189103546</text:p>
          </table:table-cell>
          <table:table-cell table:formula="of:=SQRT(([.E38]^2/[.E18]^2))" office:value-type="float" office:value="0.0023780700340688" calcext:value-type="float">
            <text:p>0.0023780700340688</text:p>
          </table:table-cell>
          <table:table-cell table:formula="of:=SQRT(([.F38]^2/[.F18]^2) + ([.$E38]^2/[.$E18]^2))" office:value-type="float" office:value="0.00389169118471054" calcext:value-type="float">
            <text:p>0.00389169118471054</text:p>
          </table:table-cell>
          <table:table-cell table:formula="of:=SQRT(([.G38]^2/[.G18]^2) + ([.$E38]^2/[.$E18]^2))" office:value-type="float" office:value="0.0035811053165354" calcext:value-type="float">
            <text:p>0.0035811053165354</text:p>
          </table:table-cell>
          <table:table-cell table:formula="of:=SQRT(([.H38]^2/[.H18]^2) + ([.$E38]^2/[.$E18]^2))" office:value-type="float" office:value="0.0265520368425871" calcext:value-type="float">
            <text:p>0.0265520368425871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7269" calcext:value-type="float">
            <text:p>0.007269</text:p>
          </table:table-cell>
          <table:table-cell table:style-name="ce1" office:value-type="float" office:value="0.0430100791889915" calcext:value-type="float">
            <text:p>4.30E-02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008523" calcext:value-type="float">
            <text:p>0.008523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41377" calcext:value-type="float">
            <text:p>0.041377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E39]^2/[.$E19]^2))" office:value-type="float" office:value="0.0141809111520943" calcext:value-type="float">
            <text:p>0.0141809111520943</text:p>
          </table:table-cell>
          <table:table-cell table:formula="of:=SQRT(([.C39]^2/[.C19]^2) + ([.$E39]^2/[.$E19]^2))" office:value-type="float" office:value="0.0159298166694029" calcext:value-type="float">
            <text:p>0.0159298166694029</text:p>
          </table:table-cell>
          <table:table-cell table:formula="of:=SQRT(([.D39]^2/[.D19]^2) + ([.$E39]^2/[.$E19]^2))" office:value-type="float" office:value="0.0462186398224696" calcext:value-type="float">
            <text:p>0.0462186398224696</text:p>
          </table:table-cell>
          <table:table-cell table:formula="of:=SQRT(([.E39]^2/[.E19]^2))" office:value-type="float" office:value="0.0139577520005535" calcext:value-type="float">
            <text:p>0.0139577520005535</text:p>
          </table:table-cell>
          <table:table-cell table:formula="of:=SQRT(([.F39]^2/[.F19]^2) + ([.$E39]^2/[.$E19]^2))" office:value-type="float" office:value="0.0163772614502904" calcext:value-type="float">
            <text:p>0.0163772614502904</text:p>
          </table:table-cell>
          <table:table-cell table:formula="of:=SQRT(([.G39]^2/[.G19]^2) + ([.$E39]^2/[.$E19]^2))" office:value-type="float" office:value="0.0219792333894389" calcext:value-type="float">
            <text:p>0.0219792333894389</text:p>
          </table:table-cell>
          <table:table-cell table:formula="of:=SQRT(([.H39]^2/[.H19]^2) + ([.$E39]^2/[.$E19]^2))" office:value-type="float" office:value="0.0432903570276229" calcext:value-type="float">
            <text:p>0.0432903570276229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34711" calcext:value-type="float">
            <text:p>0.034711</text:p>
          </table:table-cell>
          <table:table-cell office:value-type="float" office:value="0.003749" calcext:value-type="float">
            <text:p>0.003749</text:p>
          </table:table-cell>
          <table:table-cell table:style-name="ce1" office:value-type="float" office:value="0.0145811702381489" calcext:value-type="float">
            <text:p>1.46E-02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.016654" calcext:value-type="float">
            <text:p>0.016654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05134" calcext:value-type="float">
            <text:p>0.005134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E40]^2/[.$E20]^2))" office:value-type="float" office:value="0.0297005238894698" calcext:value-type="float">
            <text:p>0.0297005238894698</text:p>
          </table:table-cell>
          <table:table-cell table:formula="of:=SQRT(([.C40]^2/[.C20]^2) + ([.$E40]^2/[.$E20]^2))" office:value-type="float" office:value="0.00413052025023307" calcext:value-type="float">
            <text:p>0.00413052025023307</text:p>
          </table:table-cell>
          <table:table-cell table:formula="of:=SQRT(([.D40]^2/[.D20]^2) + ([.$E40]^2/[.$E20]^2))" office:value-type="float" office:value="0.0125780362216451" calcext:value-type="float">
            <text:p>0.0125780362216451</text:p>
          </table:table-cell>
          <table:table-cell table:formula="of:=SQRT(([.E40]^2/[.E20]^2))" office:value-type="float" office:value="0.00264947908049699" calcext:value-type="float">
            <text:p>0.00264947908049699</text:p>
          </table:table-cell>
          <table:table-cell table:formula="of:=SQRT(([.F40]^2/[.F20]^2) + ([.$E40]^2/[.$E20]^2))" office:value-type="float" office:value="0.0138430185755057" calcext:value-type="float">
            <text:p>0.0138430185755057</text:p>
          </table:table-cell>
          <table:table-cell table:formula="of:=SQRT(([.G40]^2/[.G20]^2) + ([.$E40]^2/[.$E20]^2))" office:value-type="float" office:value="0.0137814829804865" calcext:value-type="float">
            <text:p>0.0137814829804865</text:p>
          </table:table-cell>
          <table:table-cell table:formula="of:=SQRT(([.H40]^2/[.H20]^2) + ([.$E40]^2/[.$E20]^2))" office:value-type="float" office:value="0.00499163612917393" calcext:value-type="float">
            <text:p>0.00499163612917393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1" calcext:value-type="float">
            <text:p>0.00381</text:p>
          </table:table-cell>
          <table:table-cell table:style-name="ce1" office:value-type="float" office:value="0.0866393292977293" calcext:value-type="float">
            <text:p>8.66E-02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10511" calcext:value-type="float">
            <text:p>0.010511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33432" calcext:value-type="float">
            <text:p>0.033432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E41]^2/[.$E21]^2))" office:value-type="float" office:value="0.00448946454196228" calcext:value-type="float">
            <text:p>0.00448946454196228</text:p>
          </table:table-cell>
          <table:table-cell table:formula="of:=SQRT(([.C41]^2/[.C21]^2) + ([.$E41]^2/[.$E21]^2))" office:value-type="float" office:value="0.00450532688739117" calcext:value-type="float">
            <text:p>0.00450532688739117</text:p>
          </table:table-cell>
          <table:table-cell table:formula="of:=SQRT(([.D41]^2/[.D21]^2) + ([.$E41]^2/[.$E21]^2))" office:value-type="float" office:value="0.0575589446430114" calcext:value-type="float">
            <text:p>0.0575589446430114</text:p>
          </table:table-cell>
          <table:table-cell table:formula="of:=SQRT(([.E41]^2/[.E21]^2))" office:value-type="float" office:value="0.00366474614940486" calcext:value-type="float">
            <text:p>0.00366474614940486</text:p>
          </table:table-cell>
          <table:table-cell table:formula="of:=SQRT(([.F41]^2/[.F21]^2) + ([.$E41]^2/[.$E21]^2))" office:value-type="float" office:value="0.00769602112029192" calcext:value-type="float">
            <text:p>0.00769602112029192</text:p>
          </table:table-cell>
          <table:table-cell table:formula="of:=SQRT(([.G41]^2/[.G21]^2) + ([.$E41]^2/[.$E21]^2))" office:value-type="float" office:value="0.00441112235360344" calcext:value-type="float">
            <text:p>0.00441112235360344</text:p>
          </table:table-cell>
          <table:table-cell table:formula="of:=SQRT(([.H41]^2/[.H21]^2) + ([.$E41]^2/[.$E21]^2))" office:value-type="float" office:value="0.0221443697230418" calcext:value-type="float">
            <text:p>0.0221443697230418</text:p>
          </table:table-cell>
        </table:table-row>
        <table:table-row table:style-name="ro1" table:number-rows-repeated="46"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5" calcext:value-type="float">
            <text:p>0.00002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03" calcext:value-type="float">
            <text:p>0.00000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029" calcext:value-type="float">
            <text:p>0.00002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0098" calcext:value-type="float">
            <text:p>0.00009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6646" calcext:value-type="float">
            <text:p>0.006646</text:p>
          </table:table-cell>
          <table:table-cell office:value-type="float" office:value="0.000103" calcext:value-type="float">
            <text:p>0.00010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14589" calcext:value-type="float">
            <text:p>0.014589</text:p>
          </table:table-cell>
          <table:table-cell office:value-type="float" office:value="0.000127" calcext:value-type="float">
            <text:p>0.00012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27317" calcext:value-type="float">
            <text:p>0.027317</text:p>
          </table:table-cell>
          <table:table-cell office:value-type="float" office:value="0.000117" calcext:value-type="float">
            <text:p>0.000117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000279" calcext:value-type="float">
            <text:p>0.00027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2359" calcext:value-type="float">
            <text:p>0.04235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76666" calcext:value-type="float">
            <text:p>0.076666</text:p>
          </table:table-cell>
          <table:table-cell office:value-type="float" office:value="0.000337" calcext:value-type="float">
            <text:p>0.000337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535" calcext:value-type="float">
            <text:p>0.068535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000412" calcext:value-type="float">
            <text:p>0.000412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171908" calcext:value-type="float">
            <text:p>0.171908</text:p>
          </table:table-cell>
          <table:table-cell office:value-type="float" office:value="0.000426" calcext:value-type="float">
            <text:p>0.000426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0346" calcext:value-type="float">
            <text:p>0.170346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247094" calcext:value-type="float">
            <text:p>0.247094</text:p>
          </table:table-cell>
          <table:table-cell office:value-type="float" office:value="0.000895" calcext:value-type="float">
            <text:p>0.00089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340811" calcext:value-type="float">
            <text:p>0.340811</text:p>
          </table:table-cell>
          <table:table-cell office:value-type="float" office:value="0.001111" calcext:value-type="float">
            <text:p>0.001111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2778" calcext:value-type="float">
            <text:p>0.322778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448769" calcext:value-type="float">
            <text:p>0.448769</text:p>
          </table:table-cell>
          <table:table-cell office:value-type="float" office:value="0.001147" calcext:value-type="float">
            <text:p>0.001147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25935" calcext:value-type="float">
            <text:p>0.42593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593153" calcext:value-type="float">
            <text:p>0.593153</text:p>
          </table:table-cell>
          <table:table-cell office:value-type="float" office:value="0.001477" calcext:value-type="float">
            <text:p>0.001477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33626" calcext:value-type="float">
            <text:p>0.53362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774202" calcext:value-type="float">
            <text:p>0.774202</text:p>
          </table:table-cell>
          <table:table-cell office:value-type="float" office:value="0.002385" calcext:value-type="float">
            <text:p>0.00238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93808" calcext:value-type="float">
            <text:p>0.693808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994848" calcext:value-type="float">
            <text:p>0.994848</text:p>
          </table:table-cell>
          <table:table-cell office:value-type="float" office:value="0.008523" calcext:value-type="float">
            <text:p>0.008523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52243" calcext:value-type="float">
            <text:p>0.852243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1.225721" calcext:value-type="float">
            <text:p>1.225721</text:p>
          </table:table-cell>
          <table:table-cell office:value-type="float" office:value="0.016654" calcext:value-type="float">
            <text:p>0.01665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072107" calcext:value-type="float">
            <text:p>1.072107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1.55317" calcext:value-type="float">
            <text:p>1.55317</text:p>
          </table:table-cell>
          <table:table-cell office:value-type="float" office:value="0.010511" calcext:value-type="float">
            <text:p>0.01051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7T11:05:54.695711011</meta:creation-date>
    <dc:date>2025-11-04T15:24:52.924212030</dc:date>
    <meta:editing-duration>P3DT8H23M52S</meta:editing-duration>
    <meta:editing-cycles>118</meta:editing-cycles>
    <meta:generator>LibreOffice/25.2.3.2$Linux_X86_64 LibreOffice_project/520$Build-2</meta:generator>
    <meta:document-statistic meta:table-count="2" meta:cell-count="76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915cm" svg:height="12cm" xlink:href=".." xlink:type="simple" chart:class="chart:bar" chart:style-name="ch1">
        <chart:title svg:x="5.887cm" svg:y="0.376cm" chart:style-name="ch2">
          <text:p>Einsums Performance Comparison</text:p>
        </chart:title>
        <chart:legend chart:legend-position="end" svg:x="17.033cm" svg:y="5.452cm" style:legend-expansion="high" chart:style-name="ch3"/>
        <chart:plot-area chart:style-name="ch4" svg:x="0.378cm" svg:y="1.395cm" svg:width="16.277cm" svg:height="9.384cm">
          <chart:coordinate-region svg:x="3.411cm" svg:y="1.395cm" svg:width="12.908cm" svg:height="8.737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5cm" svg:y="11.019cm" chart:style-name="ch7">
              <text:p><text:span text:style-name="T1">Time (seconds)</text:span>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69932">
                <text:p>0.0569932</text:p>
                <draw:g>
                  <svg:desc>Breakdown.B2:Breakdown.H2</svg:desc>
                </draw:g>
              </table:table-cell>
              <table:table-cell office:value-type="float" office:value="0.057199">
                <text:p>0.057199</text:p>
              </table:table-cell>
              <table:table-cell office:value-type="float" office:value="0.0539529">
                <text:p>0.0539529</text:p>
              </table:table-cell>
              <table:table-cell office:value-type="float" office:value="0.0266483">
                <text:p>0.0266483</text:p>
              </table:table-cell>
              <table:table-cell office:value-type="float" office:value="0.0266252">
                <text:p>0.0266252</text:p>
              </table:table-cell>
              <table:table-cell office:value-type="float" office:value="0.0241222">
                <text:p>0.0241222</text:p>
              </table:table-cell>
              <table:table-cell office:value-type="float" office:value="0.024345">
                <text:p>0.024345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13633">
                <text:p>0.0413633</text:p>
                <draw:g>
                  <svg:desc>Breakdown.B3:Breakdown.H3</svg:desc>
                </draw:g>
              </table:table-cell>
              <table:table-cell office:value-type="float" office:value="0.0427053">
                <text:p>0.0427053</text:p>
              </table:table-cell>
              <table:table-cell office:value-type="float" office:value="0.0450978">
                <text:p>0.0450978</text:p>
              </table:table-cell>
              <table:table-cell office:value-type="float" office:value="0.0451409">
                <text:p>0.0451409</text:p>
              </table:table-cell>
              <table:table-cell office:value-type="float" office:value="0.0987586">
                <text:p>0.0987586</text:p>
              </table:table-cell>
              <table:table-cell office:value-type="float" office:value="0.111807">
                <text:p>0.111807</text:p>
              </table:table-cell>
              <table:table-cell office:value-type="float" office:value="0.0908605">
                <text:p>0.090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6.264cm" svg:height="17.525cm" xlink:href=".." xlink:type="simple" chart:class="chart:scatter" chart:style-name="ch1">
        <chart:title svg:x="10.362cm" svg:y="0.486cm" chart:style-name="ch2">
          <text:p>Runtime versus Dimension</text:p>
        </chart:title>
        <chart:legend chart:legend-position="end" svg:x="22.11cm" svg:y="6.969cm" style:legend-expansion="high" chart:style-name="ch3"/>
        <chart:plot-area chart:style-name="ch4" svg:x="1.536cm" svg:y="1.615cm" svg:width="20.049cm" svg:height="14.579cm">
          <chart:coordinate-region svg:x="2.265cm" svg:y="1.814cm" svg:width="19.031cm" svg:height="13.733cm"/>
          <chart:axis chart:dimension="x" chart:name="primary-x" chart:style-name="ch5">
            <chart:title svg:x="10.082cm" svg:y="16.544cm" chart:style-name="ch6">
              <text:p><text:span text:style-name="T1">Elements along axis</text:span></text:p>
            </chart:title>
          </chart:axis>
          <chart:axis chart:dimension="y" chart:name="primary-y" chart:style-name="ch7">
            <chart:title svg:x="0.451cm" svg:y="9.543cm" chart:style-name="ch8">
              <text:p><text:span text:style-name="T1">Time (s)</text:span>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9">
                <text:p>0.000029</text:p>
                <draw:g>
                  <svg:desc>Growth.B3:Growth.B22</svg:desc>
                </draw:g>
              </table:table-cell>
              <table:table-cell office:value-type="float" office:value="0.000031">
                <text:p>0.000031</text:p>
                <draw:g>
                  <svg:desc>Growth.C3:Growth.C22</svg:desc>
                </draw:g>
              </table:table-cell>
              <table:table-cell office:value-type="float" office:value="0.00006693655">
                <text:p>0.00006693655</text:p>
                <draw:g>
                  <svg:desc>Growth.D3:Growth.D22</svg:desc>
                </draw:g>
              </table:table-cell>
              <table:table-cell office:value-type="float" office:value="0.000128">
                <text:p>0.000128</text:p>
                <draw:g>
                  <svg:desc>Growth.E3:Growth.E22</svg:desc>
                </draw:g>
              </table:table-cell>
              <table:table-cell office:value-type="float" office:value="0.00001">
                <text:p>0.00001</text:p>
                <draw:g>
                  <svg:desc>Growth.F3:Growth.F22</svg:desc>
                </draw:g>
              </table:table-cell>
              <table:table-cell office:value-type="float" office:value="0.000211">
                <text:p>0.000211</text:p>
                <draw:g>
                  <svg:desc>Growth.G3:Growth.G22</svg:desc>
                </draw:g>
              </table:table-cell>
              <table:table-cell office:value-type="float" office:value="0.000012">
                <text:p>0.000012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18">
                <text:p>0.00018</text:p>
              </table:table-cell>
              <table:table-cell office:value-type="float" office:value="0.00010601275">
                <text:p>0.0001060127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1133">
                <text:p>0.00113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6">
                <text:p>0.0006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58768695">
                <text:p>0.00058768695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326">
                <text:p>0.000326</text:p>
              </table:table-cell>
              <table:table-cell office:value-type="float" office:value="0.002505">
                <text:p>0.002505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75">
                <text:p>0.001975</text:p>
              </table:table-cell>
              <table:table-cell office:value-type="float" office:value="0.00192">
                <text:p>0.00192</text:p>
              </table:table-cell>
              <table:table-cell office:value-type="float" office:value="0.0020006511">
                <text:p>0.002000651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2173">
                <text:p>0.002173</text:p>
              </table:table-cell>
              <table:table-cell office:value-type="float" office:value="0.006052">
                <text:p>0.006052</text:p>
              </table:table-cell>
              <table:table-cell office:value-type="float" office:value="0.002285">
                <text:p>0.002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49">
                <text:p>0.005849</text:p>
              </table:table-cell>
              <table:table-cell office:value-type="float" office:value="0.005913">
                <text:p>0.005913</text:p>
              </table:table-cell>
              <table:table-cell office:value-type="float" office:value="0.0057497071">
                <text:p>0.0057497071</text:p>
              </table:table-cell>
              <table:table-cell office:value-type="float" office:value="0.003717">
                <text:p>0.003717</text:p>
              </table:table-cell>
              <table:table-cell office:value-type="float" office:value="0.006646">
                <text:p>0.006646</text:p>
              </table:table-cell>
              <table:table-cell office:value-type="float" office:value="0.013035">
                <text:p>0.013035</text:p>
              </table:table-cell>
              <table:table-cell office:value-type="float" office:value="0.006419">
                <text:p>0.006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462">
                <text:p>0.012462</text:p>
              </table:table-cell>
              <table:table-cell office:value-type="float" office:value="0.01238">
                <text:p>0.01238</text:p>
              </table:table-cell>
              <table:table-cell office:value-type="float" office:value="0.01215737455">
                <text:p>0.01215737455</text:p>
              </table:table-cell>
              <table:table-cell office:value-type="float" office:value="0.00799">
                <text:p>0.00799</text:p>
              </table:table-cell>
              <table:table-cell office:value-type="float" office:value="0.014589">
                <text:p>0.014589</text:p>
              </table:table-cell>
              <table:table-cell office:value-type="float" office:value="0.024678">
                <text:p>0.024678</text:p>
              </table:table-cell>
              <table:table-cell office:value-type="float" office:value="0.013836">
                <text:p>0.013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3063">
                <text:p>0.023063</text:p>
              </table:table-cell>
              <table:table-cell office:value-type="float" office:value="0.023101">
                <text:p>0.023101</text:p>
              </table:table-cell>
              <table:table-cell office:value-type="float" office:value="0.0226732614">
                <text:p>0.0226732614</text:p>
              </table:table-cell>
              <table:table-cell office:value-type="float" office:value="0.014985">
                <text:p>0.014985</text:p>
              </table:table-cell>
              <table:table-cell office:value-type="float" office:value="0.027317">
                <text:p>0.027317</text:p>
              </table:table-cell>
              <table:table-cell office:value-type="float" office:value="0.042866">
                <text:p>0.042866</text:p>
              </table:table-cell>
              <table:table-cell office:value-type="float" office:value="0.025769">
                <text:p>0.025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9544">
                <text:p>0.039544</text:p>
              </table:table-cell>
              <table:table-cell office:value-type="float" office:value="0.039644">
                <text:p>0.039644</text:p>
              </table:table-cell>
              <table:table-cell office:value-type="float" office:value="0.03936545975">
                <text:p>0.03936545975</text:p>
              </table:table-cell>
              <table:table-cell office:value-type="float" office:value="0.02567">
                <text:p>0.02567</text:p>
              </table:table-cell>
              <table:table-cell office:value-type="float" office:value="0.04779">
                <text:p>0.04779</text:p>
              </table:table-cell>
              <table:table-cell office:value-type="float" office:value="0.066832">
                <text:p>0.066832</text:p>
              </table:table-cell>
              <table:table-cell office:value-type="float" office:value="0.044704">
                <text:p>0.044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65848">
                <text:p>0.065848</text:p>
              </table:table-cell>
              <table:table-cell office:value-type="float" office:value="0.063785">
                <text:p>0.063785</text:p>
              </table:table-cell>
              <table:table-cell office:value-type="float" office:value="0.0626368498">
                <text:p>0.0626368498</text:p>
              </table:table-cell>
              <table:table-cell office:value-type="float" office:value="0.042359">
                <text:p>0.042359</text:p>
              </table:table-cell>
              <table:table-cell office:value-type="float" office:value="0.076666">
                <text:p>0.076666</text:p>
              </table:table-cell>
              <table:table-cell office:value-type="float" office:value="0.103265">
                <text:p>0.103265</text:p>
              </table:table-cell>
              <table:table-cell office:value-type="float" office:value="0.073833">
                <text:p>0.073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99202">
                <text:p>0.099202</text:p>
              </table:table-cell>
              <table:table-cell office:value-type="float" office:value="0.103735">
                <text:p>0.103735</text:p>
              </table:table-cell>
              <table:table-cell office:value-type="float" office:value="0.1002995697">
                <text:p>0.1002995697</text:p>
              </table:table-cell>
              <table:table-cell office:value-type="float" office:value="0.068535">
                <text:p>0.068535</text:p>
              </table:table-cell>
              <table:table-cell office:value-type="float" office:value="0.117203">
                <text:p>0.117203</text:p>
              </table:table-cell>
              <table:table-cell office:value-type="float" office:value="0.156779">
                <text:p>0.156779</text:p>
              </table:table-cell>
              <table:table-cell office:value-type="float" office:value="0.111336">
                <text:p>0.111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50702">
                <text:p>0.150702</text:p>
              </table:table-cell>
              <table:table-cell office:value-type="float" office:value="0.154031">
                <text:p>0.154031</text:p>
              </table:table-cell>
              <table:table-cell office:value-type="float" office:value="0.17478848375">
                <text:p>0.17478848375</text:p>
              </table:table-cell>
              <table:table-cell office:value-type="float" office:value="0.112925">
                <text:p>0.112925</text:p>
              </table:table-cell>
              <table:table-cell office:value-type="float" office:value="0.171908">
                <text:p>0.171908</text:p>
              </table:table-cell>
              <table:table-cell office:value-type="float" office:value="0.231409">
                <text:p>0.231409</text:p>
              </table:table-cell>
              <table:table-cell office:value-type="float" office:value="0.166414">
                <text:p>0.166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17045">
                <text:p>0.217045</text:p>
              </table:table-cell>
              <table:table-cell office:value-type="float" office:value="0.23396">
                <text:p>0.23396</text:p>
              </table:table-cell>
              <table:table-cell office:value-type="float" office:value="0.2462282761">
                <text:p>0.2462282761</text:p>
              </table:table-cell>
              <table:table-cell office:value-type="float" office:value="0.170346">
                <text:p>0.170346</text:p>
              </table:table-cell>
              <table:table-cell office:value-type="float" office:value="0.247094">
                <text:p>0.247094</text:p>
              </table:table-cell>
              <table:table-cell office:value-type="float" office:value="0.360251">
                <text:p>0.360251</text:p>
              </table:table-cell>
              <table:table-cell office:value-type="float" office:value="0.255674">
                <text:p>0.255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04338">
                <text:p>0.304338</text:p>
              </table:table-cell>
              <table:table-cell office:value-type="float" office:value="0.321218">
                <text:p>0.321218</text:p>
              </table:table-cell>
              <table:table-cell office:value-type="float" office:value="0.2994392394">
                <text:p>0.2994392394</text:p>
              </table:table-cell>
              <table:table-cell office:value-type="float" office:value="0.2413">
                <text:p>0.2413</text:p>
              </table:table-cell>
              <table:table-cell office:value-type="float" office:value="0.340811">
                <text:p>0.340811</text:p>
              </table:table-cell>
              <table:table-cell office:value-type="float" office:value="0.469636">
                <text:p>0.469636</text:p>
              </table:table-cell>
              <table:table-cell office:value-type="float" office:value="0.332911">
                <text:p>0.332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17874">
                <text:p>0.417874</text:p>
              </table:table-cell>
              <table:table-cell office:value-type="float" office:value="0.429586">
                <text:p>0.429586</text:p>
              </table:table-cell>
              <table:table-cell office:value-type="float" office:value="0.4087286181">
                <text:p>0.4087286181</text:p>
              </table:table-cell>
              <table:table-cell office:value-type="float" office:value="0.322778">
                <text:p>0.322778</text:p>
              </table:table-cell>
              <table:table-cell office:value-type="float" office:value="0.448769">
                <text:p>0.448769</text:p>
              </table:table-cell>
              <table:table-cell office:value-type="float" office:value="0.604923">
                <text:p>0.604923</text:p>
              </table:table-cell>
              <table:table-cell office:value-type="float" office:value="0.457132">
                <text:p>0.457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546998">
                <text:p>0.546998</text:p>
              </table:table-cell>
              <table:table-cell office:value-type="float" office:value="0.56474">
                <text:p>0.56474</text:p>
              </table:table-cell>
              <table:table-cell office:value-type="float" office:value="0.5366950477">
                <text:p>0.5366950477</text:p>
              </table:table-cell>
              <table:table-cell office:value-type="float" office:value="0.425935">
                <text:p>0.425935</text:p>
              </table:table-cell>
              <table:table-cell office:value-type="float" office:value="0.593153">
                <text:p>0.593153</text:p>
              </table:table-cell>
              <table:table-cell office:value-type="float" office:value="0.760332">
                <text:p>0.760332</text:p>
              </table:table-cell>
              <table:table-cell office:value-type="float" office:value="0.613904">
                <text:p>0.613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95148">
                <text:p>0.695148</text:p>
              </table:table-cell>
              <table:table-cell office:value-type="float" office:value="0.716536">
                <text:p>0.716536</text:p>
              </table:table-cell>
              <table:table-cell office:value-type="float" office:value="0.72121090095">
                <text:p>0.72121090095</text:p>
              </table:table-cell>
              <table:table-cell office:value-type="float" office:value="0.533626">
                <text:p>0.533626</text:p>
              </table:table-cell>
              <table:table-cell office:value-type="float" office:value="0.774202">
                <text:p>0.774202</text:p>
              </table:table-cell>
              <table:table-cell office:value-type="float" office:value="0.901955">
                <text:p>0.901955</text:p>
              </table:table-cell>
              <table:table-cell office:value-type="float" office:value="0.786793">
                <text:p>0.786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925825">
                <text:p>0.925825</text:p>
              </table:table-cell>
              <table:table-cell office:value-type="float" office:value="0.946823">
                <text:p>0.946823</text:p>
              </table:table-cell>
              <table:table-cell office:value-type="float" office:value="0.976155516">
                <text:p>0.976155516</text:p>
              </table:table-cell>
              <table:table-cell office:value-type="float" office:value="0.693808">
                <text:p>0.693808</text:p>
              </table:table-cell>
              <table:table-cell office:value-type="float" office:value="0.994848">
                <text:p>0.994848</text:p>
              </table:table-cell>
              <table:table-cell office:value-type="float" office:value="1.182381">
                <text:p>1.182381</text:p>
              </table:table-cell>
              <table:table-cell office:value-type="float" office:value="1.009725">
                <text:p>1.009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173378">
                <text:p>1.173378</text:p>
              </table:table-cell>
              <table:table-cell office:value-type="float" office:value="1.183088">
                <text:p>1.183088</text:p>
              </table:table-cell>
              <table:table-cell office:value-type="float" office:value="1.1858637358">
                <text:p>1.1858637358</text:p>
              </table:table-cell>
              <table:table-cell office:value-type="float" office:value="0.852243">
                <text:p>0.852243</text:p>
              </table:table-cell>
              <table:table-cell office:value-type="float" office:value="1.225721">
                <text:p>1.225721</text:p>
              </table:table-cell>
              <table:table-cell office:value-type="float" office:value="1.421874">
                <text:p>1.421874</text:p>
              </table:table-cell>
              <table:table-cell office:value-type="float" office:value="1.213583">
                <text:p>1.213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431796">
                <text:p>1.431796</text:p>
              </table:table-cell>
              <table:table-cell office:value-type="float" office:value="1.453859">
                <text:p>1.453859</text:p>
              </table:table-cell>
              <table:table-cell office:value-type="float" office:value="1.50828815135">
                <text:p>1.50828815135</text:p>
              </table:table-cell>
              <table:table-cell office:value-type="float" office:value="1.072107">
                <text:p>1.072107</text:p>
              </table:table-cell>
              <table:table-cell office:value-type="float" office:value="1.55317">
                <text:p>1.55317</text:p>
              </table:table-cell>
              <table:table-cell office:value-type="float" office:value="1.715188">
                <text:p>1.715188</text:p>
              </table:table-cell>
              <table:table-cell office:value-type="float" office:value="1.530838">
                <text:p>1.530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Growth.K23:Growth.K41" chart:error-lower-range="Growth.K23:Growth.K4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K23:Growth.K41" chart:error-lower-range="Growth.K23:Growth.K41" loext:std-weight="1"/>
      <style:graphic-properties draw:stroke="solid" svg:stroke-width="0cm" svg:stroke-color="#004586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21" style:family="chart">
      <style:chart-properties chart:solid-type="cuboid" chart:symbol-type="named-symbol" chart:symbol-name="arrow-right" chart:symbol-width="0.25cm" chart:symbol-height="0.25cm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4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0.545cm" svg:height="14.795cm" xlink:href=".." xlink:type="simple" chart:class="chart:scatter" chart:style-name="ch1">
        <chart:title svg:x="12.539cm" svg:y="0.431cm" chart:style-name="ch2">
          <text:p>Runtime versus dimension</text:p>
        </chart:title>
        <chart:legend chart:legend-position="end" svg:x="26.391cm" svg:y="5.604cm" style:legend-expansion="high" chart:style-name="ch3"/>
        <chart:plot-area chart:style-name="ch4" svg:x="1.875cm" svg:y="1.532cm" svg:width="23.751cm" svg:height="11.992cm">
          <chart:coordinate-region svg:x="2.432cm" svg:y="1.732cm" svg:width="22.905cm" svg:height="11.593cm"/>
          <chart:axis chart:dimension="x" chart:name="primary-x" chart:style-name="ch5">
            <chart:title svg:x="12.272cm" svg:y="13.819cm" chart:style-name="ch6">
              <text:p><text:span text:style-name="T1">Elements along axis</text:span></text:p>
            </chart:title>
          </chart:axis>
          <chart:axis chart:dimension="y" chart:name="primary-y" chart:style-name="ch5">
            <chart:title svg:x="0.705cm" svg:y="9.094cm" chart:style-name="ch7">
              <text:p><text:span text:style-name="T1">Log Normalized Time</text:span></text:p>
            </chart:title>
            <chart:grid chart:style-name="ch8" chart:class="major"/>
          </chart:axis>
          <chart:series chart:style-name="ch9" chart:values-cell-range-address="Growth.K3:Growth.K21" chart:label-cell-address="Growth.K2:Growth.K2" chart:class="chart:scatter">
            <chart:domain table:cell-range-address="Growth.A3:Growth.A21"/>
            <chart:error-indicator chart:style-name="ch10" chart:dimension="y"/>
            <chart:data-point chart:repeated="6"/>
            <chart:data-point chart:style-name="ch11"/>
            <chart:data-point chart:repeated="12"/>
          </chart:series>
          <chart:series chart:style-name="ch12" chart:values-cell-range-address="Growth.L3:Growth.L21" chart:label-cell-address="Growth.L2:Growth.L2" chart:class="chart:scatter">
            <chart:domain table:cell-range-address="Growth.J3:Growth.J21"/>
            <chart:error-indicator chart:style-name="ch13" chart:dimension="y"/>
            <chart:data-point chart:style-name="ch14"/>
            <chart:data-point chart:repeated="18"/>
          </chart:series>
          <chart:series chart:style-name="ch15" chart:values-cell-range-address="Growth.M3:Growth.M21" chart:label-cell-address="Growth.M2:Growth.M2" chart:class="chart:scatter">
            <chart:domain table:cell-range-address="Growth.J3:Growth.J21"/>
            <chart:error-indicator chart:style-name="ch16" chart:dimension="y"/>
            <chart:data-point chart:repeated="19"/>
          </chart:series>
          <chart:series chart:style-name="ch17" chart:values-cell-range-address="Growth.N3:Growth.N21" chart:label-cell-address="Growth.N2:Growth.N2" chart:class="chart:scatter">
            <chart:domain table:cell-range-address="Growth.J3:Growth.J21"/>
            <chart:error-indicator chart:style-name="ch18" chart:dimension="y"/>
            <chart:data-point chart:repeated="19"/>
          </chart:series>
          <chart:series chart:style-name="ch19" chart:values-cell-range-address="Growth.O3:Growth.O21" chart:label-cell-address="Growth.O2:Growth.O2" chart:class="chart:scatter">
            <chart:domain table:cell-range-address="Growth.J3:Growth.J21"/>
            <chart:error-indicator chart:style-name="ch20" chart:dimension="y"/>
            <chart:data-point chart:repeated="10"/>
            <chart:data-point chart:style-name="ch21"/>
            <chart:data-point chart:repeated="8"/>
          </chart:series>
          <chart:series chart:style-name="ch22" chart:values-cell-range-address="Growth.P3:Growth.P21" chart:label-cell-address="Growth.P2:Growth.P2" chart:class="chart:scatter">
            <chart:domain table:cell-range-address="Growth.J3:Growth.J21"/>
            <chart:error-indicator chart:style-name="ch23" chart:dimension="y"/>
            <chart:data-point chart:repeated="19"/>
          </chart:series>
          <chart:series chart:style-name="ch24" chart:values-cell-range-address="Growth.Q3:Growth.Q21" chart:label-cell-address="Growth.Q2:Growth.Q2" chart:class="chart:scatter">
            <chart:domain table:cell-range-address="Growth.J3:Growth.J21"/>
            <chart:error-indicator chart:style-name="ch25" chart:dimension="y"/>
            <chart:data-point chart:repeated="1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K2:Growth.K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Column J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1</svg:desc>
                </draw:g>
              </table:table-cell>
              <table:table-cell office:value-type="float" office:value="-1.48473443393314">
                <text:p>-1.48473443393314</text:p>
                <draw:g>
                  <svg:desc>Growth.K3:Growth.K21</svg:desc>
                </draw:g>
              </table:table-cell>
              <table:table-cell office:value-type="float" office:value="2.88301872536381">
                <text:p>2.88301872536381</text:p>
                <draw:g>
                  <svg:desc>Growth.K23:Growth.K41</svg:desc>
                </draw:g>
              </table:table-cell>
              <table:table-cell office:value-type="float" office:value="2.88301872536381">
                <text:p>2.88301872536381</text:p>
                <draw:g>
                  <svg:desc>Growth.K23:Growth.K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1.41804305943447">
                <text:p>-1.41804305943447</text:p>
                <draw:g>
                  <svg:desc>Growth.L3:Growth.L21</svg:desc>
                </draw:g>
              </table:table-cell>
              <table:table-cell office:value-type="float" office:value="2.88299297482366">
                <text:p>2.88299297482366</text:p>
                <draw:g>
                  <svg:desc>Growth.L23:Growth.L41</svg:desc>
                </draw:g>
              </table:table-cell>
              <table:table-cell office:value-type="float" office:value="2.88299297482366">
                <text:p>2.88299297482366</text:p>
                <draw:g>
                  <svg:desc>Growth.L23:Growth.L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648285108155966">
                <text:p>-0.648285108155966</text:p>
                <draw:g>
                  <svg:desc>Growth.M3:Growth.M21</svg:desc>
                </draw:g>
              </table:table-cell>
              <table:table-cell office:value-type="float" office:value="2.8828703690858">
                <text:p>2.8828703690858</text:p>
                <draw:g>
                  <svg:desc>Growth.M23:Growth.M41</svg:desc>
                </draw:g>
              </table:table-cell>
              <table:table-cell office:value-type="float" office:value="2.8828703690858">
                <text:p>2.8828703690858</text:p>
                <draw:g>
                  <svg:desc>Growth.M23:Growth.M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">
                <text:p>0</text:p>
                <draw:g>
                  <svg:desc>Growth.N3:Growth.N21</svg:desc>
                </draw:g>
              </table:table-cell>
              <table:table-cell office:value-type="float" office:value="2.8828125">
                <text:p>2.8828125</text:p>
                <draw:g>
                  <svg:desc>Growth.N23:Growth.N41</svg:desc>
                </draw:g>
              </table:table-cell>
              <table:table-cell office:value-type="float" office:value="2.8828125">
                <text:p>2.8828125</text:p>
                <draw:g>
                  <svg:desc>Growth.N23:Growth.N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54944517092557">
                <text:p>-2.54944517092557</text:p>
                <draw:g>
                  <svg:desc>Growth.O3:Growth.O21</svg:desc>
                </draw:g>
              </table:table-cell>
              <table:table-cell office:value-type="float" office:value="3.81583646271119">
                <text:p>3.81583646271119</text:p>
                <draw:g>
                  <svg:desc>Growth.O23:Growth.O41</svg:desc>
                </draw:g>
              </table:table-cell>
              <table:table-cell office:value-type="float" office:value="3.81583646271119">
                <text:p>3.81583646271119</text:p>
                <draw:g>
                  <svg:desc>Growth.O23:Growth.O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49982786955645">
                <text:p>0.49982786955645</text:p>
                <draw:g>
                  <svg:desc>Growth.P3:Growth.P21</svg:desc>
                </draw:g>
              </table:table-cell>
              <table:table-cell office:value-type="float" office:value="3.79264370068985">
                <text:p>3.79264370068985</text:p>
                <draw:g>
                  <svg:desc>Growth.P23:Growth.P41</svg:desc>
                </draw:g>
              </table:table-cell>
              <table:table-cell office:value-type="float" office:value="3.79264370068985">
                <text:p>3.79264370068985</text:p>
                <draw:g>
                  <svg:desc>Growth.P23:Growth.P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36712361413162">
                <text:p>-2.36712361413162</text:p>
                <draw:g>
                  <svg:desc>Growth.Q3:Growth.Q21</svg:desc>
                </draw:g>
              </table:table-cell>
              <table:table-cell office:value-type="float" office:value="3.10993874879673">
                <text:p>3.10993874879673</text:p>
                <draw:g>
                  <svg:desc>Growth.Q23:Growth.Q41</svg:desc>
                </draw:g>
              </table:table-cell>
              <table:table-cell office:value-type="float" office:value="3.10993874879673">
                <text:p>3.10993874879673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3038156629923">
                <text:p>1.23038156629923</text:p>
              </table:table-cell>
              <table:table-cell office:value-type="float" office:value="0.537549691567373">
                <text:p>0.537549691567373</text:p>
              </table:table-cell>
              <table:table-cell office:value-type="float" office:value="0.537549691567373">
                <text:p>0.537549691567373</text:p>
              </table:table-cell>
              <table:table-cell office:value-type="float" office:value="20">
                <text:p>20</text:p>
              </table:table-cell>
              <table:table-cell office:value-type="float" office:value="0.930276973848895">
                <text:p>0.930276973848895</text:p>
              </table:table-cell>
              <table:table-cell office:value-type="float" office:value="0.225977345682601">
                <text:p>0.225977345682601</text:p>
              </table:table-cell>
              <table:table-cell office:value-type="float" office:value="0.225977345682601">
                <text:p>0.225977345682601</text:p>
              </table:table-cell>
              <table:table-cell office:value-type="float" office:value="20">
                <text:p>20</text:p>
              </table:table-cell>
              <table:table-cell office:value-type="float" office:value="0.4008794928562">
                <text:p>0.4008794928562</text:p>
              </table:table-cell>
              <table:table-cell office:value-type="float" office:value="0.16948067827157">
                <text:p>0.16948067827157</text:p>
              </table:table-cell>
              <table:table-cell office:value-type="float" office:value="0.16948067827157">
                <text:p>0.1694806782715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20">
                <text:p>20</text:p>
              </table:table-cell>
              <table:table-cell office:value-type="float" office:value="-0.273695830477041">
                <text:p>-0.273695830477041</text:p>
              </table:table-cell>
              <table:table-cell office:value-type="float" office:value="0.177910596971738">
                <text:p>0.177910596971738</text:p>
              </table:table-cell>
              <table:table-cell office:value-type="float" office:value="0.177910596971738">
                <text:p>0.177910596971738</text:p>
              </table:table-cell>
              <table:table-cell office:value-type="float" office:value="20">
                <text:p>20</text:p>
              </table:table-cell>
              <table:table-cell office:value-type="float" office:value="2.76994438398669">
                <text:p>2.76994438398669</text:p>
              </table:table-cell>
              <table:table-cell office:value-type="float" office:value="0.465154852818385">
                <text:p>0.465154852818385</text:p>
              </table:table-cell>
              <table:table-cell office:value-type="float" office:value="0.465154852818385">
                <text:p>0.46515485281838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0.211267605633803">
                <text:p>0.211267605633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78035800943">
                <text:p>0.478035800943</text:p>
              </table:table-cell>
              <table:table-cell office:value-type="float" office:value="0.0821715055152914">
                <text:p>0.0821715055152914</text:p>
              </table:table-cell>
              <table:table-cell office:value-type="float" office:value="0.0821715055152914">
                <text:p>0.0821715055152914</text:p>
              </table:table-cell>
              <table:table-cell office:value-type="float" office:value="30">
                <text:p>30</text:p>
              </table:table-cell>
              <table:table-cell office:value-type="float" office:value="0.474696899677485">
                <text:p>0.474696899677485</text:p>
              </table:table-cell>
              <table:table-cell office:value-type="float" office:value="0.0296171391287867">
                <text:p>0.0296171391287867</text:p>
              </table:table-cell>
              <table:table-cell office:value-type="float" office:value="0.0296171391287867">
                <text:p>0.0296171391287867</text:p>
              </table:table-cell>
              <table:table-cell office:value-type="float" office:value="30">
                <text:p>30</text:p>
              </table:table-cell>
              <table:table-cell office:value-type="float" office:value="0.457300553892181">
                <text:p>0.457300553892181</text:p>
              </table:table-cell>
              <table:table-cell office:value-type="float" office:value="0.042390028591372">
                <text:p>0.042390028591372</text:p>
              </table:table-cell>
              <table:table-cell office:value-type="float" office:value="0.042390028591372">
                <text:p>0.04239002859137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295698924731183">
                <text:p>0.0295698924731183</text:p>
              </table:table-cell>
              <table:table-cell office:value-type="float" office:value="0.0295698924731183">
                <text:p>0.0295698924731183</text:p>
              </table:table-cell>
              <table:table-cell office:value-type="float" office:value="30">
                <text:p>30</text:p>
              </table:table-cell>
              <table:table-cell office:value-type="float" office:value="-0.131996472906439">
                <text:p>-0.131996472906439</text:p>
              </table:table-cell>
              <table:table-cell office:value-type="float" office:value="0.0937429262043127">
                <text:p>0.0937429262043127</text:p>
              </table:table-cell>
              <table:table-cell office:value-type="float" office:value="0.0937429262043127">
                <text:p>0.0937429262043127</text:p>
              </table:table-cell>
              <table:table-cell office:value-type="float" office:value="30">
                <text:p>30</text:p>
              </table:table-cell>
              <table:table-cell office:value-type="float" office:value="1.90715015924582">
                <text:p>1.90715015924582</text:p>
              </table:table-cell>
              <table:table-cell office:value-type="float" office:value="0.0325361478126686">
                <text:p>0.0325361478126686</text:p>
              </table:table-cell>
              <table:table-cell office:value-type="float" office:value="0.0325361478126686">
                <text:p>0.0325361478126686</text:p>
              </table:table-cell>
              <table:table-cell office:value-type="float" office:value="30">
                <text:p>30</text:p>
              </table:table-cell>
              <table:table-cell office:value-type="float" office:value="-0.0666913744986722">
                <text:p>-0.0666913744986722</text:p>
              </table:table-cell>
              <table:table-cell office:value-type="float" office:value="0.075037464704258">
                <text:p>0.075037464704258</text:p>
              </table:table-cell>
              <table:table-cell office:value-type="float" office:value="0.075037464704258">
                <text:p>0.07503746470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82537547853951">
                <text:p>0.482537547853951</text:p>
              </table:table-cell>
              <table:table-cell office:value-type="float" office:value="0.142841902957734">
                <text:p>0.142841902957734</text:p>
              </table:table-cell>
              <table:table-cell office:value-type="float" office:value="0.142841902957734">
                <text:p>0.142841902957734</text:p>
              </table:table-cell>
              <table:table-cell office:value-type="float" office:value="40">
                <text:p>40</text:p>
              </table:table-cell>
              <table:table-cell office:value-type="float" office:value="0.454294335540556">
                <text:p>0.454294335540556</text:p>
              </table:table-cell>
              <table:table-cell office:value-type="float" office:value="0.0286487294193727">
                <text:p>0.0286487294193727</text:p>
              </table:table-cell>
              <table:table-cell office:value-type="float" office:value="0.0286487294193727">
                <text:p>0.0286487294193727</text:p>
              </table:table-cell>
              <table:table-cell office:value-type="float" office:value="40">
                <text:p>40</text:p>
              </table:table-cell>
              <table:table-cell office:value-type="float" office:value="0.495441827080908">
                <text:p>0.495441827080908</text:p>
              </table:table-cell>
              <table:table-cell office:value-type="float" office:value="0.152436833691807">
                <text:p>0.152436833691807</text:p>
              </table:table-cell>
              <table:table-cell office:value-type="float" office:value="0.152436833691807">
                <text:p>0.15243683369180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270713699753897">
                <text:p>0.0270713699753897</text:p>
              </table:table-cell>
              <table:table-cell office:value-type="float" office:value="0.0270713699753897">
                <text:p>0.0270713699753897</text:p>
              </table:table-cell>
              <table:table-cell office:value-type="float" office:value="40">
                <text:p>40</text:p>
              </table:table-cell>
              <table:table-cell office:value-type="float" office:value="0.578077850775158">
                <text:p>0.578077850775158</text:p>
              </table:table-cell>
              <table:table-cell office:value-type="float" office:value="0.0526001292942006">
                <text:p>0.0526001292942006</text:p>
              </table:table-cell>
              <table:table-cell office:value-type="float" office:value="0.0526001292942006">
                <text:p>0.0526001292942006</text:p>
              </table:table-cell>
              <table:table-cell office:value-type="float" office:value="40">
                <text:p>40</text:p>
              </table:table-cell>
              <table:table-cell office:value-type="float" office:value="1.60235794542698">
                <text:p>1.60235794542698</text:p>
              </table:table-cell>
              <table:table-cell office:value-type="float" office:value="0.0378391683681267">
                <text:p>0.0378391683681267</text:p>
              </table:table-cell>
              <table:table-cell office:value-type="float" office:value="0.0378391683681267">
                <text:p>0.0378391683681267</text:p>
              </table:table-cell>
              <table:table-cell office:value-type="float" office:value="40">
                <text:p>40</text:p>
              </table:table-cell>
              <table:table-cell office:value-type="float" office:value="0.628335173847034">
                <text:p>0.628335173847034</text:p>
              </table:table-cell>
              <table:table-cell office:value-type="float" office:value="0.0371100029332189">
                <text:p>0.0371100029332189</text:p>
              </table:table-cell>
              <table:table-cell office:value-type="float" office:value="0.0371100029332189">
                <text:p>0.0371100029332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53353815145774">
                <text:p>0.453353815145774</text:p>
              </table:table-cell>
              <table:table-cell office:value-type="float" office:value="0.0240634149477465">
                <text:p>0.0240634149477465</text:p>
              </table:table-cell>
              <table:table-cell office:value-type="float" office:value="0.0240634149477465">
                <text:p>0.0240634149477465</text:p>
              </table:table-cell>
              <table:table-cell office:value-type="float" office:value="50">
                <text:p>50</text:p>
              </table:table-cell>
              <table:table-cell office:value-type="float" office:value="0.464236425523578">
                <text:p>0.464236425523578</text:p>
              </table:table-cell>
              <table:table-cell office:value-type="float" office:value="0.024006385692721">
                <text:p>0.024006385692721</text:p>
              </table:table-cell>
              <table:table-cell office:value-type="float" office:value="0.024006385692721">
                <text:p>0.024006385692721</text:p>
              </table:table-cell>
              <table:table-cell office:value-type="float" office:value="50">
                <text:p>50</text:p>
              </table:table-cell>
              <table:table-cell office:value-type="float" office:value="0.436232023066268">
                <text:p>0.436232023066268</text:p>
              </table:table-cell>
              <table:table-cell office:value-type="float" office:value="0.0284577465410774">
                <text:p>0.0284577465410774</text:p>
              </table:table-cell>
              <table:table-cell office:value-type="float" office:value="0.0284577465410774">
                <text:p>0.028457746541077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212536992198009">
                <text:p>0.0212536992198009</text:p>
              </table:table-cell>
              <table:table-cell office:value-type="float" office:value="0.0212536992198009">
                <text:p>0.0212536992198009</text:p>
              </table:table-cell>
              <table:table-cell office:value-type="float" office:value="50">
                <text:p>50</text:p>
              </table:table-cell>
              <table:table-cell office:value-type="float" office:value="0.581098278617288">
                <text:p>0.581098278617288</text:p>
              </table:table-cell>
              <table:table-cell office:value-type="float" office:value="0.0263041650005131">
                <text:p>0.0263041650005131</text:p>
              </table:table-cell>
              <table:table-cell office:value-type="float" office:value="0.0263041650005131">
                <text:p>0.0263041650005131</text:p>
              </table:table-cell>
              <table:table-cell office:value-type="float" office:value="50">
                <text:p>50</text:p>
              </table:table-cell>
              <table:table-cell office:value-type="float" office:value="1.25472115607035">
                <text:p>1.25472115607035</text:p>
              </table:table-cell>
              <table:table-cell office:value-type="float" office:value="0.022867736864533">
                <text:p>0.022867736864533</text:p>
              </table:table-cell>
              <table:table-cell office:value-type="float" office:value="0.022867736864533">
                <text:p>0.022867736864533</text:p>
              </table:table-cell>
              <table:table-cell office:value-type="float" office:value="50">
                <text:p>50</text:p>
              </table:table-cell>
              <table:table-cell office:value-type="float" office:value="0.546345451014526">
                <text:p>0.546345451014526</text:p>
              </table:table-cell>
              <table:table-cell office:value-type="float" office:value="0.046849440096596">
                <text:p>0.046849440096596</text:p>
              </table:table-cell>
              <table:table-cell office:value-type="float" office:value="0.046849440096596">
                <text:p>0.046849440096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4493254343847">
                <text:p>0.444493254343847</text:p>
              </table:table-cell>
              <table:table-cell office:value-type="float" office:value="0.0137186575837025">
                <text:p>0.0137186575837025</text:p>
              </table:table-cell>
              <table:table-cell office:value-type="float" office:value="0.0137186575837025">
                <text:p>0.0137186575837025</text:p>
              </table:table-cell>
              <table:table-cell office:value-type="float" office:value="60">
                <text:p>60</text:p>
              </table:table-cell>
              <table:table-cell office:value-type="float" office:value="0.437891507478267">
                <text:p>0.437891507478267</text:p>
              </table:table-cell>
              <table:table-cell office:value-type="float" office:value="0.0123512441106993">
                <text:p>0.0123512441106993</text:p>
              </table:table-cell>
              <table:table-cell office:value-type="float" office:value="0.0123512441106993">
                <text:p>0.0123512441106993</text:p>
              </table:table-cell>
              <table:table-cell office:value-type="float" office:value="60">
                <text:p>60</text:p>
              </table:table-cell>
              <table:table-cell office:value-type="float" office:value="0.41974518473109">
                <text:p>0.41974518473109</text:p>
              </table:table-cell>
              <table:table-cell office:value-type="float" office:value="0.013775977245098">
                <text:p>0.013775977245098</text:p>
              </table:table-cell>
              <table:table-cell office:value-type="float" office:value="0.013775977245098">
                <text:p>0.01377597724509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07634543178974">
                <text:p>0.0107634543178974</text:p>
              </table:table-cell>
              <table:table-cell office:value-type="float" office:value="0.0107634543178974">
                <text:p>0.0107634543178974</text:p>
              </table:table-cell>
              <table:table-cell office:value-type="float" office:value="60">
                <text:p>60</text:p>
              </table:table-cell>
              <table:table-cell office:value-type="float" office:value="0.602077060311575">
                <text:p>0.602077060311575</text:p>
              </table:table-cell>
              <table:table-cell office:value-type="float" office:value="0.0138431304844433">
                <text:p>0.0138431304844433</text:p>
              </table:table-cell>
              <table:table-cell office:value-type="float" office:value="0.0138431304844433">
                <text:p>0.0138431304844433</text:p>
              </table:table-cell>
              <table:table-cell office:value-type="float" office:value="60">
                <text:p>60</text:p>
              </table:table-cell>
              <table:table-cell office:value-type="float" office:value="1.12772139869816">
                <text:p>1.12772139869816</text:p>
              </table:table-cell>
              <table:table-cell office:value-type="float" office:value="0.01186145703986">
                <text:p>0.01186145703986</text:p>
              </table:table-cell>
              <table:table-cell office:value-type="float" office:value="0.01186145703986">
                <text:p>0.01186145703986</text:p>
              </table:table-cell>
              <table:table-cell office:value-type="float" office:value="60">
                <text:p>60</text:p>
              </table:table-cell>
              <table:table-cell office:value-type="float" office:value="0.549083131296739">
                <text:p>0.549083131296739</text:p>
              </table:table-cell>
              <table:table-cell office:value-type="float" office:value="0.0264968409530905">
                <text:p>0.0264968409530905</text:p>
              </table:table-cell>
              <table:table-cell office:value-type="float" office:value="0.0264968409530905">
                <text:p>0.0264968409530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431179901013909">
                <text:p>0.431179901013909</text:p>
              </table:table-cell>
              <table:table-cell office:value-type="float" office:value="0.0060579718261278">
                <text:p>0.0060579718261278</text:p>
              </table:table-cell>
              <table:table-cell office:value-type="float" office:value="0.0060579718261278">
                <text:p>0.0060579718261278</text:p>
              </table:table-cell>
              <table:table-cell office:value-type="float" office:value="70">
                <text:p>70</text:p>
              </table:table-cell>
              <table:table-cell office:value-type="float" office:value="0.432826205865425">
                <text:p>0.432826205865425</text:p>
              </table:table-cell>
              <table:table-cell office:value-type="float" office:value="0.00579715722386338">
                <text:p>0.00579715722386338</text:p>
              </table:table-cell>
              <table:table-cell office:value-type="float" office:value="0.00579715722386338">
                <text:p>0.00579715722386338</text:p>
              </table:table-cell>
              <table:table-cell office:value-type="float" office:value="70">
                <text:p>70</text:p>
              </table:table-cell>
              <table:table-cell office:value-type="float" office:value="0.414136617540986">
                <text:p>0.414136617540986</text:p>
              </table:table-cell>
              <table:table-cell office:value-type="float" office:value="0.00697042991444923">
                <text:p>0.00697042991444923</text:p>
              </table:table-cell>
              <table:table-cell office:value-type="float" office:value="0.00697042991444923">
                <text:p>0.0069704299144492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513847180513847">
                <text:p>0.00513847180513847</text:p>
              </table:table-cell>
              <table:table-cell office:value-type="float" office:value="0.00513847180513847">
                <text:p>0.00513847180513847</text:p>
              </table:table-cell>
              <table:table-cell office:value-type="float" office:value="70">
                <text:p>70</text:p>
              </table:table-cell>
              <table:table-cell office:value-type="float" office:value="0.60045951824119">
                <text:p>0.60045951824119</text:p>
              </table:table-cell>
              <table:table-cell office:value-type="float" office:value="0.00668942342029484">
                <text:p>0.00668942342029484</text:p>
              </table:table-cell>
              <table:table-cell office:value-type="float" office:value="0.00668942342029484">
                <text:p>0.00668942342029484</text:p>
              </table:table-cell>
              <table:table-cell office:value-type="float" office:value="70">
                <text:p>70</text:p>
              </table:table-cell>
              <table:table-cell office:value-type="float" office:value="1.05102927014631">
                <text:p>1.05102927014631</text:p>
              </table:table-cell>
              <table:table-cell office:value-type="float" office:value="0.0604297537386414">
                <text:p>0.0604297537386414</text:p>
              </table:table-cell>
              <table:table-cell office:value-type="float" office:value="0.0604297537386414">
                <text:p>0.0604297537386414</text:p>
              </table:table-cell>
              <table:table-cell office:value-type="float" office:value="70">
                <text:p>70</text:p>
              </table:table-cell>
              <table:table-cell office:value-type="float" office:value="0.542122518330924">
                <text:p>0.542122518330924</text:p>
              </table:table-cell>
              <table:table-cell office:value-type="float" office:value="0.0111157766775742">
                <text:p>0.0111157766775742</text:p>
              </table:table-cell>
              <table:table-cell office:value-type="float" office:value="0.0111157766775742">
                <text:p>0.0111157766775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32090981121609">
                <text:p>0.432090981121609</text:p>
              </table:table-cell>
              <table:table-cell office:value-type="float" office:value="0.00680124377077773">
                <text:p>0.00680124377077773</text:p>
              </table:table-cell>
              <table:table-cell office:value-type="float" office:value="0.00680124377077773">
                <text:p>0.00680124377077773</text:p>
              </table:table-cell>
              <table:table-cell office:value-type="float" office:value="80">
                <text:p>80</text:p>
              </table:table-cell>
              <table:table-cell office:value-type="float" office:value="0.434616617661413">
                <text:p>0.434616617661413</text:p>
              </table:table-cell>
              <table:table-cell office:value-type="float" office:value="0.0075875960943071">
                <text:p>0.0075875960943071</text:p>
              </table:table-cell>
              <table:table-cell office:value-type="float" office:value="0.0075875960943071">
                <text:p>0.0075875960943071</text:p>
              </table:table-cell>
              <table:table-cell office:value-type="float" office:value="80">
                <text:p>80</text:p>
              </table:table-cell>
              <table:table-cell office:value-type="float" office:value="0.427565780841792">
                <text:p>0.427565780841792</text:p>
              </table:table-cell>
              <table:table-cell office:value-type="float" office:value="0.0515718033599806">
                <text:p>0.0515718033599806</text:p>
              </table:table-cell>
              <table:table-cell office:value-type="float" office:value="0.0515718033599806">
                <text:p>0.051571803359980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80">
                <text:p>80</text:p>
              </table:table-cell>
              <table:table-cell office:value-type="float" office:value="0.621493417707018">
                <text:p>0.621493417707018</text:p>
              </table:table-cell>
              <table:table-cell office:value-type="float" office:value="0.00828762956928557">
                <text:p>0.00828762956928557</text:p>
              </table:table-cell>
              <table:table-cell office:value-type="float" office:value="0.00828762956928557">
                <text:p>0.00828762956928557</text:p>
              </table:table-cell>
              <table:table-cell office:value-type="float" office:value="80">
                <text:p>80</text:p>
              </table:table-cell>
              <table:table-cell office:value-type="float" office:value="0.956859012871771">
                <text:p>0.956859012871771</text:p>
              </table:table-cell>
              <table:table-cell office:value-type="float" office:value="0.00697101748235066">
                <text:p>0.00697101748235066</text:p>
              </table:table-cell>
              <table:table-cell office:value-type="float" office:value="0.00697101748235066">
                <text:p>0.00697101748235066</text:p>
              </table:table-cell>
              <table:table-cell office:value-type="float" office:value="80">
                <text:p>80</text:p>
              </table:table-cell>
              <table:table-cell office:value-type="float" office:value="0.554739988191502">
                <text:p>0.554739988191502</text:p>
              </table:table-cell>
              <table:table-cell office:value-type="float" office:value="0.00975710574975472">
                <text:p>0.00975710574975472</text:p>
              </table:table-cell>
              <table:table-cell office:value-type="float" office:value="0.00975710574975472">
                <text:p>0.0097571057497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41168142392373">
                <text:p>0.441168142392373</text:p>
              </table:table-cell>
              <table:table-cell office:value-type="float" office:value="0.0655341829515443">
                <text:p>0.0655341829515443</text:p>
              </table:table-cell>
              <table:table-cell office:value-type="float" office:value="0.0655341829515443">
                <text:p>0.0655341829515443</text:p>
              </table:table-cell>
              <table:table-cell office:value-type="float" office:value="90">
                <text:p>90</text:p>
              </table:table-cell>
              <table:table-cell office:value-type="float" office:value="0.409337139712283">
                <text:p>0.409337139712283</text:p>
              </table:table-cell>
              <table:table-cell office:value-type="float" office:value="0.0131785744714723">
                <text:p>0.0131785744714723</text:p>
              </table:table-cell>
              <table:table-cell office:value-type="float" office:value="0.0131785744714723">
                <text:p>0.0131785744714723</text:p>
              </table:table-cell>
              <table:table-cell office:value-type="float" office:value="90">
                <text:p>90</text:p>
              </table:table-cell>
              <table:table-cell office:value-type="float" office:value="0.391172846590796">
                <text:p>0.391172846590796</text:p>
              </table:table-cell>
              <table:table-cell office:value-type="float" office:value="0.0149302457156811">
                <text:p>0.0149302457156811</text:p>
              </table:table-cell>
              <table:table-cell office:value-type="float" office:value="0.0149302457156811">
                <text:p>0.01493024571568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128898227059185">
                <text:p>0.0128898227059185</text:p>
              </table:table-cell>
              <table:table-cell office:value-type="float" office:value="0.0128898227059185">
                <text:p>0.0128898227059185</text:p>
              </table:table-cell>
              <table:table-cell office:value-type="float" office:value="90">
                <text:p>90</text:p>
              </table:table-cell>
              <table:table-cell office:value-type="float" office:value="0.593277411287134">
                <text:p>0.593277411287134</text:p>
              </table:table-cell>
              <table:table-cell office:value-type="float" office:value="0.0136187232683169">
                <text:p>0.0136187232683169</text:p>
              </table:table-cell>
              <table:table-cell office:value-type="float" office:value="0.0136187232683169">
                <text:p>0.0136187232683169</text:p>
              </table:table-cell>
              <table:table-cell office:value-type="float" office:value="90">
                <text:p>90</text:p>
              </table:table-cell>
              <table:table-cell office:value-type="float" office:value="0.891117586461643">
                <text:p>0.891117586461643</text:p>
              </table:table-cell>
              <table:table-cell office:value-type="float" office:value="0.0148285541959888">
                <text:p>0.0148285541959888</text:p>
              </table:table-cell>
              <table:table-cell office:value-type="float" office:value="0.0148285541959888">
                <text:p>0.0148285541959888</text:p>
              </table:table-cell>
              <table:table-cell office:value-type="float" office:value="90">
                <text:p>90</text:p>
              </table:table-cell>
              <table:table-cell office:value-type="float" office:value="0.555624872856233">
                <text:p>0.555624872856233</text:p>
              </table:table-cell>
              <table:table-cell office:value-type="float" office:value="0.0135232459488868">
                <text:p>0.0135232459488868</text:p>
              </table:table-cell>
              <table:table-cell office:value-type="float" office:value="0.0135232459488868">
                <text:p>0.0135232459488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369813611694569">
                <text:p>0.369813611694569</text:p>
              </table:table-cell>
              <table:table-cell office:value-type="float" office:value="0.0241321864631776">
                <text:p>0.0241321864631776</text:p>
              </table:table-cell>
              <table:table-cell office:value-type="float" office:value="0.0241321864631776">
                <text:p>0.0241321864631776</text:p>
              </table:table-cell>
              <table:table-cell office:value-type="float" office:value="100">
                <text:p>100</text:p>
              </table:table-cell>
              <table:table-cell office:value-type="float" office:value="0.414495006661758">
                <text:p>0.414495006661758</text:p>
              </table:table-cell>
              <table:table-cell office:value-type="float" office:value="0.0240341089055859">
                <text:p>0.0240341089055859</text:p>
              </table:table-cell>
              <table:table-cell office:value-type="float" office:value="0.0240341089055859">
                <text:p>0.0240341089055859</text:p>
              </table:table-cell>
              <table:table-cell office:value-type="float" office:value="100">
                <text:p>100</text:p>
              </table:table-cell>
              <table:table-cell office:value-type="float" office:value="0.380816841145732">
                <text:p>0.380816841145732</text:p>
              </table:table-cell>
              <table:table-cell office:value-type="float" office:value="0.023160067869854">
                <text:p>0.023160067869854</text:p>
              </table:table-cell>
              <table:table-cell office:value-type="float" office:value="0.023160067869854">
                <text:p>0.02316006786985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221200846282921">
                <text:p>0.0221200846282921</text:p>
              </table:table-cell>
              <table:table-cell office:value-type="float" office:value="0.0221200846282921">
                <text:p>0.0221200846282921</text:p>
              </table:table-cell>
              <table:table-cell office:value-type="float" office:value="100">
                <text:p>100</text:p>
              </table:table-cell>
              <table:table-cell office:value-type="float" office:value="0.536562910401588">
                <text:p>0.536562910401588</text:p>
              </table:table-cell>
              <table:table-cell office:value-type="float" office:value="0.0223976618366687">
                <text:p>0.0223976618366687</text:p>
              </table:table-cell>
              <table:table-cell office:value-type="float" office:value="0.0223976618366687">
                <text:p>0.0223976618366687</text:p>
              </table:table-cell>
              <table:table-cell office:value-type="float" office:value="100">
                <text:p>100</text:p>
              </table:table-cell>
              <table:table-cell office:value-type="float" office:value="0.827492606692303">
                <text:p>0.827492606692303</text:p>
              </table:table-cell>
              <table:table-cell office:value-type="float" office:value="0.0223915681684762">
                <text:p>0.0223915681684762</text:p>
              </table:table-cell>
              <table:table-cell office:value-type="float" office:value="0.0223915681684762">
                <text:p>0.0223915681684762</text:p>
              </table:table-cell>
              <table:table-cell office:value-type="float" office:value="100">
                <text:p>100</text:p>
              </table:table-cell>
              <table:table-cell office:value-type="float" office:value="0.485208092434208">
                <text:p>0.485208092434208</text:p>
              </table:table-cell>
              <table:table-cell office:value-type="float" office:value="0.0229358851438522">
                <text:p>0.0229358851438522</text:p>
              </table:table-cell>
              <table:table-cell office:value-type="float" office:value="0.0229358851438522">
                <text:p>0.0229358851438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28858049540385">
                <text:p>0.28858049540385</text:p>
              </table:table-cell>
              <table:table-cell office:value-type="float" office:value="0.0179211427112282">
                <text:p>0.0179211427112282</text:p>
              </table:table-cell>
              <table:table-cell office:value-type="float" office:value="0.0179211427112282">
                <text:p>0.0179211427112282</text:p>
              </table:table-cell>
              <table:table-cell office:value-type="float" office:value="110">
                <text:p>110</text:p>
              </table:table-cell>
              <table:table-cell office:value-type="float" office:value="0.310429999316395">
                <text:p>0.310429999316395</text:p>
              </table:table-cell>
              <table:table-cell office:value-type="float" office:value="0.0172068352690502">
                <text:p>0.0172068352690502</text:p>
              </table:table-cell>
              <table:table-cell office:value-type="float" office:value="0.0172068352690502">
                <text:p>0.0172068352690502</text:p>
              </table:table-cell>
              <table:table-cell office:value-type="float" office:value="110">
                <text:p>110</text:p>
              </table:table-cell>
              <table:table-cell office:value-type="float" office:value="0.436852697073354">
                <text:p>0.436852697073354</text:p>
              </table:table-cell>
              <table:table-cell office:value-type="float" office:value="0.0143669231029577">
                <text:p>0.0143669231029577</text:p>
              </table:table-cell>
              <table:table-cell office:value-type="float" office:value="0.0143669231029577">
                <text:p>0.0143669231029577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12911224263892">
                <text:p>0.012911224263892</text:p>
              </table:table-cell>
              <table:table-cell office:value-type="float" office:value="0.012911224263892">
                <text:p>0.012911224263892</text:p>
              </table:table-cell>
              <table:table-cell office:value-type="float" office:value="110">
                <text:p>110</text:p>
              </table:table-cell>
              <table:table-cell office:value-type="float" office:value="0.420235568450527">
                <text:p>0.420235568450527</text:p>
              </table:table-cell>
              <table:table-cell office:value-type="float" office:value="0.0131468833286809">
                <text:p>0.0131468833286809</text:p>
              </table:table-cell>
              <table:table-cell office:value-type="float" office:value="0.0131468833286809">
                <text:p>0.0131468833286809</text:p>
              </table:table-cell>
              <table:table-cell office:value-type="float" office:value="110">
                <text:p>110</text:p>
              </table:table-cell>
              <table:table-cell office:value-type="float" office:value="0.717462826153148">
                <text:p>0.717462826153148</text:p>
              </table:table-cell>
              <table:table-cell office:value-type="float" office:value="0.0156899990867176">
                <text:p>0.0156899990867176</text:p>
              </table:table-cell>
              <table:table-cell office:value-type="float" office:value="0.0156899990867176">
                <text:p>0.0156899990867176</text:p>
              </table:table-cell>
              <table:table-cell office:value-type="float" office:value="110">
                <text:p>110</text:p>
              </table:table-cell>
              <table:table-cell office:value-type="float" office:value="0.387754777922707">
                <text:p>0.387754777922707</text:p>
              </table:table-cell>
              <table:table-cell office:value-type="float" office:value="0.0131731740041146">
                <text:p>0.0131731740041146</text:p>
              </table:table-cell>
              <table:table-cell office:value-type="float" office:value="0.0131731740041146">
                <text:p>0.0131731740041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42273042550582">
                <text:p>0.242273042550582</text:p>
              </table:table-cell>
              <table:table-cell office:value-type="float" office:value="0.00755462047870617">
                <text:p>0.00755462047870617</text:p>
              </table:table-cell>
              <table:table-cell office:value-type="float" office:value="0.00755462047870617">
                <text:p>0.00755462047870617</text:p>
              </table:table-cell>
              <table:table-cell office:value-type="float" office:value="120">
                <text:p>120</text:p>
              </table:table-cell>
              <table:table-cell office:value-type="float" office:value="0.317318497811923">
                <text:p>0.317318497811923</text:p>
              </table:table-cell>
              <table:table-cell office:value-type="float" office:value="0.00690728094605205">
                <text:p>0.00690728094605205</text:p>
              </table:table-cell>
              <table:table-cell office:value-type="float" office:value="0.00690728094605205">
                <text:p>0.00690728094605205</text:p>
              </table:table-cell>
              <table:table-cell office:value-type="float" office:value="120">
                <text:p>120</text:p>
              </table:table-cell>
              <table:table-cell office:value-type="float" office:value="0.368427394514533">
                <text:p>0.368427394514533</text:p>
              </table:table-cell>
              <table:table-cell office:value-type="float" office:value="0.00721527007542839">
                <text:p>0.00721527007542839</text:p>
              </table:table-cell>
              <table:table-cell office:value-type="float" office:value="0.00721527007542839">
                <text:p>0.00721527007542839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537142052058751">
                <text:p>0.00537142052058751</text:p>
              </table:table-cell>
              <table:table-cell office:value-type="float" office:value="0.00537142052058751">
                <text:p>0.00537142052058751</text:p>
              </table:table-cell>
              <table:table-cell office:value-type="float" office:value="120">
                <text:p>120</text:p>
              </table:table-cell>
              <table:table-cell office:value-type="float" office:value="0.371937168269516">
                <text:p>0.371937168269516</text:p>
              </table:table-cell>
              <table:table-cell office:value-type="float" office:value="0.00647856395628285">
                <text:p>0.00647856395628285</text:p>
              </table:table-cell>
              <table:table-cell office:value-type="float" office:value="0.00647856395628285">
                <text:p>0.00647856395628285</text:p>
              </table:table-cell>
              <table:table-cell office:value-type="float" office:value="120">
                <text:p>120</text:p>
              </table:table-cell>
              <table:table-cell office:value-type="float" office:value="0.74896934796298">
                <text:p>0.74896934796298</text:p>
              </table:table-cell>
              <table:table-cell office:value-type="float" office:value="0.0159568750917559">
                <text:p>0.0159568750917559</text:p>
              </table:table-cell>
              <table:table-cell office:value-type="float" office:value="0.0159568750917559">
                <text:p>0.0159568750917559</text:p>
              </table:table-cell>
              <table:table-cell office:value-type="float" office:value="120">
                <text:p>120</text:p>
              </table:table-cell>
              <table:table-cell office:value-type="float" office:value="0.406071532706115">
                <text:p>0.406071532706115</text:p>
              </table:table-cell>
              <table:table-cell office:value-type="float" office:value="0.0621902069342117">
                <text:p>0.0621902069342117</text:p>
              </table:table-cell>
              <table:table-cell office:value-type="float" office:value="0.0621902069342117">
                <text:p>0.0621902069342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232097953241834">
                <text:p>0.232097953241834</text:p>
              </table:table-cell>
              <table:table-cell office:value-type="float" office:value="0.0634050606991736">
                <text:p>0.0634050606991736</text:p>
              </table:table-cell>
              <table:table-cell office:value-type="float" office:value="0.0634050606991736">
                <text:p>0.0634050606991736</text:p>
              </table:table-cell>
              <table:table-cell office:value-type="float" office:value="130">
                <text:p>130</text:p>
              </table:table-cell>
              <table:table-cell office:value-type="float" office:value="0.286079047722007">
                <text:p>0.286079047722007</text:p>
              </table:table-cell>
              <table:table-cell office:value-type="float" office:value="0.0632694579628963">
                <text:p>0.0632694579628963</text:p>
              </table:table-cell>
              <table:table-cell office:value-type="float" office:value="0.0632694579628963">
                <text:p>0.0632694579628963</text:p>
              </table:table-cell>
              <table:table-cell office:value-type="float" office:value="130">
                <text:p>130</text:p>
              </table:table-cell>
              <table:table-cell office:value-type="float" office:value="0.215870550887155">
                <text:p>0.215870550887155</text:p>
              </table:table-cell>
              <table:table-cell office:value-type="float" office:value="0.0633743847748962">
                <text:p>0.0633743847748962</text:p>
              </table:table-cell>
              <table:table-cell office:value-type="float" office:value="0.0633743847748962">
                <text:p>0.063374384774896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630998756734356">
                <text:p>0.0630998756734356</text:p>
              </table:table-cell>
              <table:table-cell office:value-type="float" office:value="0.0630998756734356">
                <text:p>0.0630998756734356</text:p>
              </table:table-cell>
              <table:table-cell office:value-type="float" office:value="130">
                <text:p>130</text:p>
              </table:table-cell>
              <table:table-cell office:value-type="float" office:value="0.345287098798589">
                <text:p>0.345287098798589</text:p>
              </table:table-cell>
              <table:table-cell office:value-type="float" office:value="0.0631840254410958">
                <text:p>0.0631840254410958</text:p>
              </table:table-cell>
              <table:table-cell office:value-type="float" office:value="0.0631840254410958">
                <text:p>0.0631840254410958</text:p>
              </table:table-cell>
              <table:table-cell office:value-type="float" office:value="130">
                <text:p>130</text:p>
              </table:table-cell>
              <table:table-cell office:value-type="float" office:value="0.665916953932672">
                <text:p>0.665916953932672</text:p>
              </table:table-cell>
              <table:table-cell office:value-type="float" office:value="0.0658976980238955">
                <text:p>0.0658976980238955</text:p>
              </table:table-cell>
              <table:table-cell office:value-type="float" office:value="0.0658976980238955">
                <text:p>0.0658976980238955</text:p>
              </table:table-cell>
              <table:table-cell office:value-type="float" office:value="130">
                <text:p>130</text:p>
              </table:table-cell>
              <table:table-cell office:value-type="float" office:value="0.321834214359929">
                <text:p>0.321834214359929</text:p>
              </table:table-cell>
              <table:table-cell office:value-type="float" office:value="0.0653776155169942">
                <text:p>0.0653776155169942</text:p>
              </table:table-cell>
              <table:table-cell office:value-type="float" office:value="0.0653776155169942">
                <text:p>0.0653776155169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25821517125956">
                <text:p>0.25821517125956</text:p>
              </table:table-cell>
              <table:table-cell office:value-type="float" office:value="0.00624433174794858">
                <text:p>0.00624433174794858</text:p>
              </table:table-cell>
              <table:table-cell office:value-type="float" office:value="0.00624433174794858">
                <text:p>0.00624433174794858</text:p>
              </table:table-cell>
              <table:table-cell office:value-type="float" office:value="140">
                <text:p>140</text:p>
              </table:table-cell>
              <table:table-cell office:value-type="float" office:value="0.28585717379155">
                <text:p>0.28585717379155</text:p>
              </table:table-cell>
              <table:table-cell office:value-type="float" office:value="0.023997313610088">
                <text:p>0.023997313610088</text:p>
              </table:table-cell>
              <table:table-cell office:value-type="float" office:value="0.023997313610088">
                <text:p>0.023997313610088</text:p>
              </table:table-cell>
              <table:table-cell office:value-type="float" office:value="140">
                <text:p>140</text:p>
              </table:table-cell>
              <table:table-cell office:value-type="float" office:value="0.236086629966794">
                <text:p>0.236086629966794</text:p>
              </table:table-cell>
              <table:table-cell office:value-type="float" office:value="0.00759927144759493">
                <text:p>0.00759927144759493</text:p>
              </table:table-cell>
              <table:table-cell office:value-type="float" office:value="0.00759927144759493">
                <text:p>0.0075992714475949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339862072384115">
                <text:p>0.00339862072384115</text:p>
              </table:table-cell>
              <table:table-cell office:value-type="float" office:value="0.00339862072384115">
                <text:p>0.00339862072384115</text:p>
              </table:table-cell>
              <table:table-cell office:value-type="float" office:value="140">
                <text:p>140</text:p>
              </table:table-cell>
              <table:table-cell office:value-type="float" office:value="0.329543498321339">
                <text:p>0.329543498321339</text:p>
              </table:table-cell>
              <table:table-cell office:value-type="float" office:value="0.00425242856290529">
                <text:p>0.00425242856290529</text:p>
              </table:table-cell>
              <table:table-cell office:value-type="float" office:value="0.00425242856290529">
                <text:p>0.00425242856290529</text:p>
              </table:table-cell>
              <table:table-cell office:value-type="float" office:value="140">
                <text:p>140</text:p>
              </table:table-cell>
              <table:table-cell office:value-type="float" office:value="0.628136396785994">
                <text:p>0.628136396785994</text:p>
              </table:table-cell>
              <table:table-cell office:value-type="float" office:value="0.00884989090500032">
                <text:p>0.00884989090500032</text:p>
              </table:table-cell>
              <table:table-cell office:value-type="float" office:value="0.00884989090500032">
                <text:p>0.00884989090500032</text:p>
              </table:table-cell>
              <table:table-cell office:value-type="float" office:value="140">
                <text:p>140</text:p>
              </table:table-cell>
              <table:table-cell office:value-type="float" office:value="0.348007409032755">
                <text:p>0.348007409032755</text:p>
              </table:table-cell>
              <table:table-cell office:value-type="float" office:value="0.0345471448395309">
                <text:p>0.0345471448395309</text:p>
              </table:table-cell>
              <table:table-cell office:value-type="float" office:value="0.0345471448395309">
                <text:p>0.0345471448395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250158393640263">
                <text:p>0.250158393640263</text:p>
              </table:table-cell>
              <table:table-cell office:value-type="float" office:value="0.00524606220024537">
                <text:p>0.00524606220024537</text:p>
              </table:table-cell>
              <table:table-cell office:value-type="float" office:value="0.00524606220024537">
                <text:p>0.00524606220024537</text:p>
              </table:table-cell>
              <table:table-cell office:value-type="float" office:value="150">
                <text:p>150</text:p>
              </table:table-cell>
              <table:table-cell office:value-type="float" office:value="0.282078695773461">
                <text:p>0.282078695773461</text:p>
              </table:table-cell>
              <table:table-cell office:value-type="float" office:value="0.0129515165849211">
                <text:p>0.0129515165849211</text:p>
              </table:table-cell>
              <table:table-cell office:value-type="float" office:value="0.0129515165849211">
                <text:p>0.0129515165849211</text:p>
              </table:table-cell>
              <table:table-cell office:value-type="float" office:value="150">
                <text:p>150</text:p>
              </table:table-cell>
              <table:table-cell office:value-type="float" office:value="0.231143299357233">
                <text:p>0.231143299357233</text:p>
              </table:table-cell>
              <table:table-cell office:value-type="float" office:value="0.00593105941368797">
                <text:p>0.00593105941368797</text:p>
              </table:table-cell>
              <table:table-cell office:value-type="float" office:value="0.00593105941368797">
                <text:p>0.00593105941368797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413208588164861">
                <text:p>0.00413208588164861</text:p>
              </table:table-cell>
              <table:table-cell office:value-type="float" office:value="0.00413208588164861">
                <text:p>0.00413208588164861</text:p>
              </table:table-cell>
              <table:table-cell office:value-type="float" office:value="150">
                <text:p>150</text:p>
              </table:table-cell>
              <table:table-cell office:value-type="float" office:value="0.331165623368979">
                <text:p>0.331165623368979</text:p>
              </table:table-cell>
              <table:table-cell office:value-type="float" office:value="0.00482438031116183">
                <text:p>0.00482438031116183</text:p>
              </table:table-cell>
              <table:table-cell office:value-type="float" office:value="0.00482438031116183">
                <text:p>0.00482438031116183</text:p>
              </table:table-cell>
              <table:table-cell office:value-type="float" office:value="150">
                <text:p>150</text:p>
              </table:table-cell>
              <table:table-cell office:value-type="float" office:value="0.579468427530002">
                <text:p>0.579468427530002</text:p>
              </table:table-cell>
              <table:table-cell office:value-type="float" office:value="0.00529378402237638">
                <text:p>0.00529378402237638</text:p>
              </table:table-cell>
              <table:table-cell office:value-type="float" office:value="0.00529378402237638">
                <text:p>0.00529378402237638</text:p>
              </table:table-cell>
              <table:table-cell office:value-type="float" office:value="150">
                <text:p>150</text:p>
              </table:table-cell>
              <table:table-cell office:value-type="float" office:value="0.365551811663492">
                <text:p>0.365551811663492</text:p>
              </table:table-cell>
              <table:table-cell office:value-type="float" office:value="0.0326293194720222">
                <text:p>0.0326293194720222</text:p>
              </table:table-cell>
              <table:table-cell office:value-type="float" office:value="0.0326293194720222">
                <text:p>0.0326293194720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264429553482984">
                <text:p>0.264429553482984</text:p>
              </table:table-cell>
              <table:table-cell office:value-type="float" office:value="0.00405942946969499">
                <text:p>0.00405942946969499</text:p>
              </table:table-cell>
              <table:table-cell office:value-type="float" office:value="0.00405942946969499">
                <text:p>0.00405942946969499</text:p>
              </table:table-cell>
              <table:table-cell office:value-type="float" office:value="160">
                <text:p>160</text:p>
              </table:table-cell>
              <table:table-cell office:value-type="float" office:value="0.294733271197334">
                <text:p>0.294733271197334</text:p>
              </table:table-cell>
              <table:table-cell office:value-type="float" office:value="0.00516215005127951">
                <text:p>0.00516215005127951</text:p>
              </table:table-cell>
              <table:table-cell office:value-type="float" office:value="0.00516215005127951">
                <text:p>0.00516215005127951</text:p>
              </table:table-cell>
              <table:table-cell office:value-type="float" office:value="160">
                <text:p>160</text:p>
              </table:table-cell>
              <table:table-cell office:value-type="float" office:value="0.30123638718003">
                <text:p>0.30123638718003</text:p>
              </table:table-cell>
              <table:table-cell office:value-type="float" office:value="0.0716294189103546">
                <text:p>0.0716294189103546</text:p>
              </table:table-cell>
              <table:table-cell office:value-type="float" office:value="0.0716294189103546">
                <text:p>0.0716294189103546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23780700340688">
                <text:p>0.0023780700340688</text:p>
              </table:table-cell>
              <table:table-cell office:value-type="float" office:value="0.0023780700340688">
                <text:p>0.0023780700340688</text:p>
              </table:table-cell>
              <table:table-cell office:value-type="float" office:value="160">
                <text:p>160</text:p>
              </table:table-cell>
              <table:table-cell office:value-type="float" office:value="0.372137602400477">
                <text:p>0.372137602400477</text:p>
              </table:table-cell>
              <table:table-cell office:value-type="float" office:value="0.00389169118471054">
                <text:p>0.00389169118471054</text:p>
              </table:table-cell>
              <table:table-cell office:value-type="float" office:value="0.00389169118471054">
                <text:p>0.00389169118471054</text:p>
              </table:table-cell>
              <table:table-cell office:value-type="float" office:value="160">
                <text:p>160</text:p>
              </table:table-cell>
              <table:table-cell office:value-type="float" office:value="0.524869410631324">
                <text:p>0.524869410631324</text:p>
              </table:table-cell>
              <table:table-cell office:value-type="float" office:value="0.0035811053165354">
                <text:p>0.0035811053165354</text:p>
              </table:table-cell>
              <table:table-cell office:value-type="float" office:value="0.0035811053165354">
                <text:p>0.0035811053165354</text:p>
              </table:table-cell>
              <table:table-cell office:value-type="float" office:value="160">
                <text:p>160</text:p>
              </table:table-cell>
              <table:table-cell office:value-type="float" office:value="0.388269970626634">
                <text:p>0.388269970626634</text:p>
              </table:table-cell>
              <table:table-cell office:value-type="float" office:value="0.0265520368425871">
                <text:p>0.0265520368425871</text:p>
              </table:table-cell>
              <table:table-cell office:value-type="float" office:value="0.0265520368425871">
                <text:p>0.0265520368425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288489966735416">
                <text:p>0.288489966735416</text:p>
              </table:table-cell>
              <table:table-cell office:value-type="float" office:value="0.0141809111520943">
                <text:p>0.0141809111520943</text:p>
              </table:table-cell>
              <table:table-cell office:value-type="float" office:value="0.0141809111520943">
                <text:p>0.0141809111520943</text:p>
              </table:table-cell>
              <table:table-cell office:value-type="float" office:value="170">
                <text:p>170</text:p>
              </table:table-cell>
              <table:table-cell office:value-type="float" office:value="0.310916904528303">
                <text:p>0.310916904528303</text:p>
              </table:table-cell>
              <table:table-cell office:value-type="float" office:value="0.0159298166694029">
                <text:p>0.0159298166694029</text:p>
              </table:table-cell>
              <table:table-cell office:value-type="float" office:value="0.0159298166694029">
                <text:p>0.0159298166694029</text:p>
              </table:table-cell>
              <table:table-cell office:value-type="float" office:value="170">
                <text:p>170</text:p>
              </table:table-cell>
              <table:table-cell office:value-type="float" office:value="0.34142664871407">
                <text:p>0.34142664871407</text:p>
              </table:table-cell>
              <table:table-cell office:value-type="float" office:value="0.0462186398224696">
                <text:p>0.0462186398224696</text:p>
              </table:table-cell>
              <table:table-cell office:value-type="float" office:value="0.0462186398224696">
                <text:p>0.0462186398224696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139577520005535">
                <text:p>0.0139577520005535</text:p>
              </table:table-cell>
              <table:table-cell office:value-type="float" office:value="0.0139577520005535">
                <text:p>0.0139577520005535</text:p>
              </table:table-cell>
              <table:table-cell office:value-type="float" office:value="170">
                <text:p>170</text:p>
              </table:table-cell>
              <table:table-cell office:value-type="float" office:value="0.360394696500255">
                <text:p>0.360394696500255</text:p>
              </table:table-cell>
              <table:table-cell office:value-type="float" office:value="0.0163772614502904">
                <text:p>0.0163772614502904</text:p>
              </table:table-cell>
              <table:table-cell office:value-type="float" office:value="0.0163772614502904">
                <text:p>0.0163772614502904</text:p>
              </table:table-cell>
              <table:table-cell office:value-type="float" office:value="170">
                <text:p>170</text:p>
              </table:table-cell>
              <table:table-cell office:value-type="float" office:value="0.533090215882989">
                <text:p>0.533090215882989</text:p>
              </table:table-cell>
              <table:table-cell office:value-type="float" office:value="0.0219792333894389">
                <text:p>0.0219792333894389</text:p>
              </table:table-cell>
              <table:table-cell office:value-type="float" office:value="0.0219792333894389">
                <text:p>0.0219792333894389</text:p>
              </table:table-cell>
              <table:table-cell office:value-type="float" office:value="170">
                <text:p>170</text:p>
              </table:table-cell>
              <table:table-cell office:value-type="float" office:value="0.375238030363747">
                <text:p>0.375238030363747</text:p>
              </table:table-cell>
              <table:table-cell office:value-type="float" office:value="0.0432903570276229">
                <text:p>0.0432903570276229</text:p>
              </table:table-cell>
              <table:table-cell office:value-type="float" office:value="0.0432903570276229">
                <text:p>0.0432903570276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319770349949357">
                <text:p>0.319770349949357</text:p>
              </table:table-cell>
              <table:table-cell office:value-type="float" office:value="0.0297005238894698">
                <text:p>0.0297005238894698</text:p>
              </table:table-cell>
              <table:table-cell office:value-type="float" office:value="0.0297005238894698">
                <text:p>0.0297005238894698</text:p>
              </table:table-cell>
              <table:table-cell office:value-type="float" office:value="180">
                <text:p>180</text:p>
              </table:table-cell>
              <table:table-cell office:value-type="float" office:value="0.32801155093119">
                <text:p>0.32801155093119</text:p>
              </table:table-cell>
              <table:table-cell office:value-type="float" office:value="0.00413052025023307">
                <text:p>0.00413052025023307</text:p>
              </table:table-cell>
              <table:table-cell office:value-type="float" office:value="0.00413052025023307">
                <text:p>0.00413052025023307</text:p>
              </table:table-cell>
              <table:table-cell office:value-type="float" office:value="180">
                <text:p>180</text:p>
              </table:table-cell>
              <table:table-cell office:value-type="float" office:value="0.330354981595764">
                <text:p>0.330354981595764</text:p>
              </table:table-cell>
              <table:table-cell office:value-type="float" office:value="0.0125780362216451">
                <text:p>0.0125780362216451</text:p>
              </table:table-cell>
              <table:table-cell office:value-type="float" office:value="0.0125780362216451">
                <text:p>0.012578036221645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264947908049699">
                <text:p>0.00264947908049699</text:p>
              </table:table-cell>
              <table:table-cell office:value-type="float" office:value="0.00264947908049699">
                <text:p>0.00264947908049699</text:p>
              </table:table-cell>
              <table:table-cell office:value-type="float" office:value="180">
                <text:p>180</text:p>
              </table:table-cell>
              <table:table-cell office:value-type="float" office:value="0.36341282383525">
                <text:p>0.36341282383525</text:p>
              </table:table-cell>
              <table:table-cell office:value-type="float" office:value="0.0138430185755057">
                <text:p>0.0138430185755057</text:p>
              </table:table-cell>
              <table:table-cell office:value-type="float" office:value="0.0138430185755057">
                <text:p>0.0138430185755057</text:p>
              </table:table-cell>
              <table:table-cell office:value-type="float" office:value="180">
                <text:p>180</text:p>
              </table:table-cell>
              <table:table-cell office:value-type="float" office:value="0.511859301410445">
                <text:p>0.511859301410445</text:p>
              </table:table-cell>
              <table:table-cell office:value-type="float" office:value="0.0137814829804865">
                <text:p>0.0137814829804865</text:p>
              </table:table-cell>
              <table:table-cell office:value-type="float" office:value="0.0137814829804865">
                <text:p>0.0137814829804865</text:p>
              </table:table-cell>
              <table:table-cell office:value-type="float" office:value="180">
                <text:p>180</text:p>
              </table:table-cell>
              <table:table-cell office:value-type="float" office:value="0.353460722593942">
                <text:p>0.353460722593942</text:p>
              </table:table-cell>
              <table:table-cell office:value-type="float" office:value="0.00499163612917393">
                <text:p>0.00499163612917393</text:p>
              </table:table-cell>
              <table:table-cell office:value-type="float" office:value="0.00499163612917393">
                <text:p>0.00499163612917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289303729189359">
                <text:p>0.289303729189359</text:p>
              </table:table-cell>
              <table:table-cell office:value-type="float" office:value="0.00448946454196228">
                <text:p>0.00448946454196228</text:p>
              </table:table-cell>
              <table:table-cell office:value-type="float" office:value="0.00448946454196228">
                <text:p>0.00448946454196228</text:p>
              </table:table-cell>
              <table:table-cell office:value-type="float" office:value="190">
                <text:p>190</text:p>
              </table:table-cell>
              <table:table-cell office:value-type="float" office:value="0.304595529443442">
                <text:p>0.304595529443442</text:p>
              </table:table-cell>
              <table:table-cell office:value-type="float" office:value="0.00450532688739117">
                <text:p>0.00450532688739117</text:p>
              </table:table-cell>
              <table:table-cell office:value-type="float" office:value="0.00450532688739117">
                <text:p>0.00450532688739117</text:p>
              </table:table-cell>
              <table:table-cell office:value-type="float" office:value="190">
                <text:p>190</text:p>
              </table:table-cell>
              <table:table-cell office:value-type="float" office:value="0.341349462028629">
                <text:p>0.341349462028629</text:p>
              </table:table-cell>
              <table:table-cell office:value-type="float" office:value="0.0575589446430114">
                <text:p>0.0575589446430114</text:p>
              </table:table-cell>
              <table:table-cell office:value-type="float" office:value="0.0575589446430114">
                <text:p>0.057558944643011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366474614940486">
                <text:p>0.00366474614940486</text:p>
              </table:table-cell>
              <table:table-cell office:value-type="float" office:value="0.00366474614940486">
                <text:p>0.00366474614940486</text:p>
              </table:table-cell>
              <table:table-cell office:value-type="float" office:value="190">
                <text:p>190</text:p>
              </table:table-cell>
              <table:table-cell office:value-type="float" office:value="0.370672132625764">
                <text:p>0.370672132625764</text:p>
              </table:table-cell>
              <table:table-cell office:value-type="float" office:value="0.00769602112029192">
                <text:p>0.00769602112029192</text:p>
              </table:table-cell>
              <table:table-cell office:value-type="float" office:value="0.00769602112029192">
                <text:p>0.00769602112029192</text:p>
              </table:table-cell>
              <table:table-cell office:value-type="float" office:value="190">
                <text:p>190</text:p>
              </table:table-cell>
              <table:table-cell office:value-type="float" office:value="0.469896824500798">
                <text:p>0.469896824500798</text:p>
              </table:table-cell>
              <table:table-cell office:value-type="float" office:value="0.00441112235360344">
                <text:p>0.00441112235360344</text:p>
              </table:table-cell>
              <table:table-cell office:value-type="float" office:value="0.00441112235360344">
                <text:p>0.00441112235360344</text:p>
              </table:table-cell>
              <table:table-cell office:value-type="float" office:value="190">
                <text:p>190</text:p>
              </table:table-cell>
              <table:table-cell office:value-type="float" office:value="0.356189426782528">
                <text:p>0.356189426782528</text:p>
              </table:table-cell>
              <table:table-cell office:value-type="float" office:value="0.0221443697230418">
                <text:p>0.0221443697230418</text:p>
              </table:table-cell>
              <table:table-cell office:value-type="float" office:value="0.0221443697230418">
                <text:p>0.02214436972304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